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93.66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55.05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/>
    <style:style style:name="ce100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/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/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/>
    <style:style style:name="ce3" style:family="table-cell" style:parent-style-name="Default">
      <style:table-cell-properties fo:background-color="#fff200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/>
    <style:style style:name="ce32" style:family="table-cell" style:parent-style-name="Default" style:data-style-name="N100"/>
    <style:style style:name="ce3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/>
    <style:style style:name="ce3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/>
    <style:style style:name="ce4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/>
    <style:style style:name="ce5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/>
    <style:style style:name="ce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/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/>
    <style:style style:name="ce75" style:family="table-cell" style:parent-style-name="Default"/>
    <style:style style:name="ce77" style:family="table-cell" style:parent-style-name="Default"/>
    <style:style style:name="ce7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/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/>
    <style:style style:name="ce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/>
    <style:style style:name="ce87" style:family="table-cell" style:parent-style-name="Default"/>
    <style:style style:name="ce89" style:family="table-cell" style:parent-style-name="Default"/>
    <style:style style:name="ce9" style:family="table-cell" style:parent-style-name="Default"/>
    <style:style style:name="ce9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f200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/>
    <style:style style:name="ce137" style:family="table-cell" style:parent-style-name="Default">
      <style:text-properties fo:font-weight="bold" style:font-weight-asian="bold" style:font-weight-complex="bold"/>
    </style:style>
    <style:style style:name="ce13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2" style:family="table-cell" style:parent-style-name="Default"/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/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100"/>
    <style:style style:name="ce15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ext-properties fo:font-weight="bold" style:font-weight-asian="bold" style:font-weight-complex="bold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/>
    <style:style style:name="ce1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/>
    <style:style style:name="ce16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/>
    <style:style style:name="ce170" style:family="table-cell" style:parent-style-name="Default">
      <style:text-properties fo:font-weight="bold" style:font-weight-asian="bold" style:font-weight-complex="bold"/>
    </style:style>
    <style:style style:name="ce17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/>
    <style:style style:name="ce1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/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/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/>
    <style:style style:name="ce18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/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/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169"/>
        <table:table-column table:style-name="co12" table:default-cell-style-name="ce17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5" table:default-cell-style-name="ce187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/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version</text:p>
          </table:table-cell>
          <table:table-cell table:style-name="ce131" office:value-type="string" calcext:value-type="string">
            <text:p>lr</text:p>
          </table:table-cell>
          <table:table-cell table:style-name="ce131" office:value-type="string" calcext:value-type="string">
            <text:p>episode_n</text:p>
          </table:table-cell>
          <table:table-cell table:style-name="ce131" office:value-type="string" calcext:value-type="string">
            <text:p>trajectory_n</text:p>
          </table:table-cell>
          <table:table-cell table:style-name="ce131" office:value-type="string" calcext:value-type="string">
            <text:p>trajectory_len</text:p>
          </table:table-cell>
          <table:table-cell table:style-name="ce131" office:value-type="string" calcext:value-type="string">
            <text:p>q_param</text:p>
          </table:table-cell>
          <table:table-cell table:style-name="ce131" office:value-type="string" calcext:value-type="string">
            <text:p>total_elapsed</text:p>
          </table:table-cell>
          <table:table-cell table:style-name="ce131" office:value-type="string" calcext:value-type="string">
            <text:p>finished</text:p>
          </table:table-cell>
          <table:table-cell table:style-name="ce131" office:value-type="string" calcext:value-type="string">
            <text:p>len_ed</text:p>
          </table:table-cell>
          <table:table-cell table:style-name="ce131" office:value-type="string" calcext:value-type="string">
            <text:p>Max</text:p>
          </table:table-cell>
          <table:table-cell table:style-name="ce166" office:value-type="string" calcext:value-type="string">
            <text:p>mean25_ed</text:p>
          </table:table-cell>
          <table:table-cell table:style-name="ce172" office:value-type="string" calcext:value-type="string">
            <text:p>mean50_ed</text:p>
          </table:table-cell>
          <table:table-cell table:style-name="ce131" office:value-type="string" calcext:value-type="string">
            <text:p>std_ed</text:p>
          </table:table-cell>
          <table:table-cell table:style-name="ce131" office:value-type="string" calcext:value-type="string">
            <text:p>layers_cnt</text:p>
          </table:table-cell>
          <table:table-cell table:style-name="ce131" office:value-type="string" calcext:value-type="string">
            <text:p>layers_n1</text:p>
          </table:table-cell>
          <table:table-cell table:style-name="ce184" office:value-type="string" calcext:value-type="string">
            <text:p>layers_n2</text:p>
          </table:table-cell>
          <table:table-cell table:style-name="ce131" office:value-type="string" calcext:value-type="string">
            <text:p>layers_n3</text:p>
          </table:table-cell>
          <table:table-cell table:number-columns-repeated="1005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2296081964952" calcext:value-type="float">
            <text:p>2296081964952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39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5" office:value-type="float" office:value="0.5" calcext:value-type="float">
            <text:p>0.5</text:p>
          </table:table-cell>
          <table:table-cell table:style-name="ce151" office:value-type="float" office:value="17018.773725" calcext:value-type="float">
            <text:p>17018.77372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table:style-name="ce161" office:value-type="float" office:value="271.428913832265" calcext:value-type="float">
            <text:p>271.428913832265</text:p>
          </table:table-cell>
          <table:table-cell table:style-name="ce167" office:value-type="float" office:value="205.744609774294" calcext:value-type="float">
            <text:p>205.744609774294</text:p>
          </table:table-cell>
          <table:table-cell table:style-name="ce173" office:value-type="float" office:value="224.424288121295" calcext:value-type="float">
            <text:p>224.424288121295</text:p>
          </table:table-cell>
          <table:table-cell office:value-type="float" office:value="49.2309193038997" calcext:value-type="float">
            <text:p>49.2309193038997</text:p>
          </table:table-cell>
          <table:table-cell office:value-type="float" office:value="2" calcext:value-type="float">
            <text:p>2</text:p>
          </table:table-cell>
          <table:table-cell table:style-name="ce178" office:value-type="float" office:value="400" calcext:value-type="float">
            <text:p>400</text:p>
          </table:table-cell>
          <table:table-cell table:style-name="ce185" office:value-type="float" office:value="65" calcext:value-type="float">
            <text:p>65</text:p>
          </table:table-cell>
          <table:table-cell table:style-name="ce190"/>
          <table:table-cell table:style-name="ce130" table:number-columns-repeated="1005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296019840994" calcext:value-type="float">
            <text:p>229601984099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2740.847829" calcext:value-type="float">
            <text:p>22740.847829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table:style-name="ce162" office:value-type="float" office:value="147.078400975381" calcext:value-type="float">
            <text:p>147.078400975381</text:p>
          </table:table-cell>
          <table:table-cell table:style-name="ce167" office:value-type="float" office:value="121.539310722277" calcext:value-type="float">
            <text:p>121.539310722277</text:p>
          </table:table-cell>
          <table:table-cell table:style-name="ce173" office:value-type="float" office:value="117.151408506003" calcext:value-type="float">
            <text:p>117.151408506003</text:p>
          </table:table-cell>
          <table:table-cell office:value-type="float" office:value="17.9801557440951" calcext:value-type="float">
            <text:p>17.9801557440951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10" calcext:value-type="float">
            <text:p>10</text:p>
          </table:table-cell>
          <table:table-cell table:style-name="ce191"/>
          <table:table-cell table:style-name="ce130" table:number-columns-repeated="1005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296050387854" calcext:value-type="float">
            <text:p>229605038785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8557.087417" calcext:value-type="float">
            <text:p>18557.08741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table:style-name="ce162" office:value-type="float" office:value="141.950105699728" calcext:value-type="float">
            <text:p>141.950105699728</text:p>
          </table:table-cell>
          <table:table-cell table:style-name="ce167" office:value-type="float" office:value="62.3586979319229" calcext:value-type="float">
            <text:p>62.3586979319229</text:p>
          </table:table-cell>
          <table:table-cell table:style-name="ce173" office:value-type="float" office:value="63.3184583785607" calcext:value-type="float">
            <text:p>63.3184583785607</text:p>
          </table:table-cell>
          <table:table-cell office:value-type="float" office:value="30.559280415845" calcext:value-type="float">
            <text:p>30.559280415845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30" calcext:value-type="float">
            <text:p>30</text:p>
          </table:table-cell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2296140644394" calcext:value-type="float">
            <text:p>229614064439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5257.781631" calcext:value-type="float">
            <text:p>15257.781631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table:style-name="ce162" office:value-type="float" office:value="106.996576221406" calcext:value-type="float">
            <text:p>106.996576221406</text:p>
          </table:table-cell>
          <table:table-cell table:style-name="ce167" office:value-type="float" office:value="36.3538432738248" calcext:value-type="float">
            <text:p>36.3538432738248</text:p>
          </table:table-cell>
          <table:table-cell table:style-name="ce173" office:value-type="float" office:value="13.8177103587292" calcext:value-type="float">
            <text:p>13.8177103587292</text:p>
          </table:table-cell>
          <table:table-cell office:value-type="float" office:value="39.0847780959654" calcext:value-type="float">
            <text:p>39.0847780959654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200" calcext:value-type="float">
            <text:p>20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06968164056" calcext:value-type="float">
            <text:p>2306968164056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0459.823764" calcext:value-type="float">
            <text:p>10459.82376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83.1784815956603" calcext:value-type="float">
            <text:p>83.1784815956603</text:p>
          </table:table-cell>
          <table:table-cell table:style-name="ce167" office:value-type="float" office:value="-583.12969872343" calcext:value-type="float">
            <text:p>-583.12969872343</text:p>
          </table:table-cell>
          <table:table-cell table:style-name="ce173" office:value-type="float" office:value="-577.894589085483" calcext:value-type="float">
            <text:p>-577.894589085483</text:p>
          </table:table-cell>
          <table:table-cell office:value-type="float" office:value="18.0441032049567" calcext:value-type="float">
            <text:p>18.0441032049567</text:p>
          </table:table-cell>
          <table:table-cell office:value-type="float" office:value="3" calcext:value-type="float">
            <text:p>3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30" calcext:value-type="float">
            <text:p>30</text:p>
          </table:table-cell>
          <table:table-cell table:style-name="ce191"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296110021230" calcext:value-type="float">
            <text:p>2296110021230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6417.944891" calcext:value-type="float">
            <text:p>16417.944891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table:style-name="ce162" office:value-type="float" office:value="2.53642969691545" calcext:value-type="float">
            <text:p>2.53642969691545</text:p>
          </table:table-cell>
          <table:table-cell table:style-name="ce167" office:value-type="float" office:value="-878.628266163813" calcext:value-type="float">
            <text:p>-878.628266163813</text:p>
          </table:table-cell>
          <table:table-cell table:style-name="ce173" office:value-type="float" office:value="-863.315647893088" calcext:value-type="float">
            <text:p>-863.315647893088</text:p>
          </table:table-cell>
          <table:table-cell office:value-type="float" office:value="63.8404775237782" calcext:value-type="float">
            <text:p>63.8404775237782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100" calcext:value-type="float">
            <text:p>10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96170514484" calcext:value-type="float">
            <text:p>229617051448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0168.591601" calcext:value-type="float">
            <text:p>10168.59160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-117.959952617708" calcext:value-type="float">
            <text:p>-117.959952617708</text:p>
          </table:table-cell>
          <table:table-cell table:style-name="ce167" office:value-type="float" office:value="-132.951037549017" calcext:value-type="float">
            <text:p>-132.951037549017</text:p>
          </table:table-cell>
          <table:table-cell table:style-name="ce173" office:value-type="float" office:value="-132.214551265435" calcext:value-type="float">
            <text:p>-132.214551265435</text:p>
          </table:table-cell>
          <table:table-cell office:value-type="float" office:value="5.56557882992788" calcext:value-type="float">
            <text:p>5.56557882992788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400" calcext:value-type="float">
            <text:p>400</text:p>
          </table:table-cell>
          <table:table-cell table:style-name="ce185" office:value-type="float" office:value="400" calcext:value-type="float">
            <text:p>40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0328468478" calcext:value-type="float">
            <text:p>229032846847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416.152848" calcext:value-type="float">
            <text:p>416.15284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2.638021797374" calcext:value-type="float">
            <text:p>152.638021797374</text:p>
          </table:table-cell>
          <table:table-cell table:style-name="ce167" office:value-type="float" office:value="82.0010666985242" calcext:value-type="float">
            <text:p>82.0010666985242</text:p>
          </table:table-cell>
          <table:table-cell table:style-name="ce173" office:value-type="float" office:value="62.597552634183" calcext:value-type="float">
            <text:p>62.597552634183</text:p>
          </table:table-cell>
          <table:table-cell office:value-type="float" office:value="37.0185935387752" calcext:value-type="float">
            <text:p>37.018593538775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0248243116" calcext:value-type="float">
            <text:p>229024824311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646.909317" calcext:value-type="float">
            <text:p>646.90931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97.107749998259" calcext:value-type="float">
            <text:p>97.107749998259</text:p>
          </table:table-cell>
          <table:table-cell table:style-name="ce167" office:value-type="float" office:value="68.5107523003438" calcext:value-type="float">
            <text:p>68.5107523003438</text:p>
          </table:table-cell>
          <table:table-cell table:style-name="ce173" office:value-type="float" office:value="62.8237995352507" calcext:value-type="float">
            <text:p>62.8237995352507</text:p>
          </table:table-cell>
          <table:table-cell office:value-type="float" office:value="16.4495569979629" calcext:value-type="float">
            <text:p>16.449556997962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826.289291" calcext:value-type="float">
            <text:p>3826.28929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42.829188117576" calcext:value-type="float">
            <text:p>242.829188117576</text:p>
          </table:table-cell>
          <table:table-cell table:style-name="ce167" office:value-type="float" office:value="198.942478109963" calcext:value-type="float">
            <text:p>198.942478109963</text:p>
          </table:table-cell>
          <table:table-cell table:style-name="ce173" office:value-type="float" office:value="194.418713321611" calcext:value-type="float">
            <text:p>194.418713321611</text:p>
          </table:table-cell>
          <table:table-cell office:value-type="float" office:value="28.8732939700864" calcext:value-type="float">
            <text:p>28.873293970086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0491284386" calcext:value-type="float">
            <text:p>229049128438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5289.764639" calcext:value-type="float">
            <text:p>5289.76463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2.267629750946" calcext:value-type="float">
            <text:p>172.267629750946</text:p>
          </table:table-cell>
          <table:table-cell table:style-name="ce167" office:value-type="float" office:value="117.237327083266" calcext:value-type="float">
            <text:p>117.237327083266</text:p>
          </table:table-cell>
          <table:table-cell table:style-name="ce173" office:value-type="float" office:value="108.459237482332" calcext:value-type="float">
            <text:p>108.459237482332</text:p>
          </table:table-cell>
          <table:table-cell office:value-type="float" office:value="27.2013057796384" calcext:value-type="float">
            <text:p>27.201305779638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2073209259" calcext:value-type="float">
            <text:p>2292073209259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3260.674926" calcext:value-type="float">
            <text:p>13260.67492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150.151319717931" calcext:value-type="float">
            <text:p>150.151319717931</text:p>
          </table:table-cell>
          <table:table-cell table:style-name="ce167" office:value-type="float" office:value="134.686572686753" calcext:value-type="float">
            <text:p>134.686572686753</text:p>
          </table:table-cell>
          <table:table-cell table:style-name="ce173" office:value-type="float" office:value="99.0175165872127" calcext:value-type="float">
            <text:p>99.0175165872127</text:p>
          </table:table-cell>
          <table:table-cell office:value-type="float" office:value="42.2681698246418" calcext:value-type="float">
            <text:p>42.268169824641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290410650317" calcext:value-type="float">
            <text:p>52290410650317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7507.388216" calcext:value-type="float">
            <text:p>7507.38821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49.1881868241102" calcext:value-type="float">
            <text:p>49.1881868241102</text:p>
          </table:table-cell>
          <table:table-cell table:style-name="ce167" office:value-type="float" office:value="35.3270928022825" calcext:value-type="float">
            <text:p>35.3270928022825</text:p>
          </table:table-cell>
          <table:table-cell table:style-name="ce173" office:value-type="float" office:value="32.7263483190932" calcext:value-type="float">
            <text:p>32.7263483190932</text:p>
          </table:table-cell>
          <table:table-cell office:value-type="float" office:value="10.565070110542" calcext:value-type="float">
            <text:p>10.56507011054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95853834254" calcext:value-type="float">
            <text:p>2295853834254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6365.052454" calcext:value-type="float">
            <text:p>26365.05245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276.218812787163" calcext:value-type="float">
            <text:p>276.218812787163</text:p>
          </table:table-cell>
          <table:table-cell table:style-name="ce167" office:value-type="float" office:value="234.110513280681" calcext:value-type="float">
            <text:p>234.110513280681</text:p>
          </table:table-cell>
          <table:table-cell table:style-name="ce173" office:value-type="float" office:value="246.441388047755" calcext:value-type="float">
            <text:p>246.441388047755</text:p>
          </table:table-cell>
          <table:table-cell office:value-type="float" office:value="28.0928072941678" calcext:value-type="float">
            <text:p>28.0928072941678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10" calcext:value-type="float">
            <text:p>10</text:p>
          </table:table-cell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295878666643" calcext:value-type="float">
            <text:p>2295878666643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7644.457715" calcext:value-type="float">
            <text:p>37644.45771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table:style-name="ce162" office:value-type="float" office:value="248.86239465526" calcext:value-type="float">
            <text:p>248.86239465526</text:p>
          </table:table-cell>
          <table:table-cell table:style-name="ce167" office:value-type="float" office:value="155.140584193027" calcext:value-type="float">
            <text:p>155.140584193027</text:p>
          </table:table-cell>
          <table:table-cell table:style-name="ce173" office:value-type="float" office:value="169.60136142094" calcext:value-type="float">
            <text:p>169.60136142094</text:p>
          </table:table-cell>
          <table:table-cell office:value-type="float" office:value="43.4058673175936" calcext:value-type="float">
            <text:p>43.4058673175936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30" calcext:value-type="float">
            <text:p>3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4749850198" calcext:value-type="float">
            <text:p>2304749850198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0275.913393" calcext:value-type="float">
            <text:p>20275.91339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151.099795819591" calcext:value-type="float">
            <text:p>151.099795819591</text:p>
          </table:table-cell>
          <table:table-cell table:style-name="ce167" office:value-type="float" office:value="129.985034131871" calcext:value-type="float">
            <text:p>129.985034131871</text:p>
          </table:table-cell>
          <table:table-cell table:style-name="ce173" office:value-type="float" office:value="91.2932789657143" calcext:value-type="float">
            <text:p>91.2932789657143</text:p>
          </table:table-cell>
          <table:table-cell office:value-type="float" office:value="56.4654280961124" calcext:value-type="float">
            <text:p>56.4654280961124</text:p>
          </table:table-cell>
          <table:table-cell office:value-type="float" office:value="3" calcext:value-type="float">
            <text:p>3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65" calcext:value-type="float">
            <text:p>65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2295905171078" calcext:value-type="float">
            <text:p>2295905171078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6597.819988" calcext:value-type="float">
            <text:p>36597.819988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table:style-name="ce162" office:value-type="float" office:value="137.822878721902" calcext:value-type="float">
            <text:p>137.822878721902</text:p>
          </table:table-cell>
          <table:table-cell table:style-name="ce167" office:value-type="float" office:value="93.7035983847251" calcext:value-type="float">
            <text:p>93.7035983847251</text:p>
          </table:table-cell>
          <table:table-cell table:style-name="ce173" office:value-type="float" office:value="87.0003318662176" calcext:value-type="float">
            <text:p>87.0003318662176</text:p>
          </table:table-cell>
          <table:table-cell office:value-type="float" office:value="12.9283070538387" calcext:value-type="float">
            <text:p>12.9283070538387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65" calcext:value-type="float">
            <text:p>65</text:p>
          </table:table-cell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295961894236" calcext:value-type="float">
            <text:p>2295961894236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0831.124347" calcext:value-type="float">
            <text:p>30831.12434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table:style-name="ce162" office:value-type="float" office:value="112.731560672044" calcext:value-type="float">
            <text:p>112.731560672044</text:p>
          </table:table-cell>
          <table:table-cell table:style-name="ce167" office:value-type="float" office:value="89.8364806427924" calcext:value-type="float">
            <text:p>89.8364806427924</text:p>
          </table:table-cell>
          <table:table-cell table:style-name="ce173" office:value-type="float" office:value="89.2830720689825" calcext:value-type="float">
            <text:p>89.2830720689825</text:p>
          </table:table-cell>
          <table:table-cell office:value-type="float" office:value="11.446350714203" calcext:value-type="float">
            <text:p>11.446350714203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200" calcext:value-type="float">
            <text:p>20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95990223883" calcext:value-type="float">
            <text:p>2295990223883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9416.204675" calcext:value-type="float">
            <text:p>9416.20467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-25.1793648082156" calcext:value-type="float">
            <text:p>-25.1793648082156</text:p>
          </table:table-cell>
          <table:table-cell table:style-name="ce167" office:value-type="float" office:value="-264.242925714947" calcext:value-type="float">
            <text:p>-264.242925714947</text:p>
          </table:table-cell>
          <table:table-cell table:style-name="ce173" office:value-type="float" office:value="-187.241374025155" calcext:value-type="float">
            <text:p>-187.241374025155</text:p>
          </table:table-cell>
          <table:table-cell office:value-type="float" office:value="104.112808218242" calcext:value-type="float">
            <text:p>104.112808218242</text:p>
          </table:table-cell>
          <table:table-cell office:value-type="float" office:value="2" calcext:value-type="float">
            <text:p>2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400" calcext:value-type="float">
            <text:p>400</text:p>
          </table:table-cell>
          <table:table-cell table:style-name="ce191"/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05845064115" calcext:value-type="float">
            <text:p>2305845064115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4748.296723" calcext:value-type="float">
            <text:p>4748.29672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-86.6590689739796" calcext:value-type="float">
            <text:p>-86.6590689739796</text:p>
          </table:table-cell>
          <table:table-cell table:style-name="ce167" office:value-type="float" office:value="-851.722199755918" calcext:value-type="float">
            <text:p>-851.722199755918</text:p>
          </table:table-cell>
          <table:table-cell table:style-name="ce173" office:value-type="float" office:value="-858.690022833815" calcext:value-type="float">
            <text:p>-858.690022833815</text:p>
          </table:table-cell>
          <table:table-cell office:value-type="float" office:value="52.0263356765789" calcext:value-type="float">
            <text:p>52.0263356765789</text:p>
          </table:table-cell>
          <table:table-cell office:value-type="float" office:value="3" calcext:value-type="float">
            <text:p>3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 office:value-type="float" office:value="200" calcext:value-type="float">
            <text:p>200</text:p>
          </table:table-cell>
          <table:table-cell table:style-name="ce191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0647408028" calcext:value-type="float">
            <text:p>229064740802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8010.155955" calcext:value-type="float">
            <text:p>28010.15595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4.079587834277" calcext:value-type="float">
            <text:p>174.079587834277</text:p>
          </table:table-cell>
          <table:table-cell table:style-name="ce167" office:value-type="float" office:value="123.318023065595" calcext:value-type="float">
            <text:p>123.318023065595</text:p>
          </table:table-cell>
          <table:table-cell table:style-name="ce173" office:value-type="float" office:value="132.805352859699" calcext:value-type="float">
            <text:p>132.805352859699</text:p>
          </table:table-cell>
          <table:table-cell office:value-type="float" office:value="21.5314084184165" calcext:value-type="float">
            <text:p>21.531408418416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290571329061" calcext:value-type="float">
            <text:p>229057132906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876.158035" calcext:value-type="float">
            <text:p>876.15803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table:style-name="ce162" office:value-type="float" office:value="13.5906810493527" calcext:value-type="float">
            <text:p>13.5906810493527</text:p>
          </table:table-cell>
          <table:table-cell table:style-name="ce167" office:value-type="float" office:value="-74.3476891116611" calcext:value-type="float">
            <text:p>-74.3476891116611</text:p>
          </table:table-cell>
          <table:table-cell table:style-name="ce173" office:value-type="float" office:value="-74.3476891116611" calcext:value-type="float">
            <text:p>-74.3476891116611</text:p>
          </table:table-cell>
          <table:table-cell office:value-type="float" office:value="59.8186502851877" calcext:value-type="float">
            <text:p>59.818650285187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2292098547091" calcext:value-type="float">
            <text:p>2292098547091</text:p>
          </table:table-cell>
          <table:table-cell table:style-name="ce130" office:value-type="float" office:value="2" calcext:value-type="float">
            <text:p>2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400" calcext:value-type="float">
            <text:p>4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30" office:value-type="float" office:value="500" calcext:value-type="float">
            <text:p>500</text:p>
          </table:table-cell>
          <table:table-cell table:style-name="ce147" office:value-type="float" office:value="0.5" calcext:value-type="float">
            <text:p>0.5</text:p>
          </table:table-cell>
          <table:table-cell table:style-name="ce153" office:value-type="float" office:value="22017.954769" calcext:value-type="float">
            <text:p>22017.954769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400" calcext:value-type="float">
            <text:p>400</text:p>
          </table:table-cell>
          <table:table-cell table:style-name="ce163" office:value-type="float" office:value="284.965887879815" calcext:value-type="float">
            <text:p>284.965887879815</text:p>
          </table:table-cell>
          <table:table-cell table:style-name="ce168" office:value-type="float" office:value="269.602250670566" calcext:value-type="float">
            <text:p>269.602250670566</text:p>
          </table:table-cell>
          <table:table-cell table:style-name="ce174" office:value-type="float" office:value="268.58015828395" calcext:value-type="float">
            <text:p>268.58015828395</text:p>
          </table:table-cell>
          <table:table-cell table:style-name="ce130" office:value-type="float" office:value="9.97965545901082" calcext:value-type="float">
            <text:p>9.97965545901082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200" calcext:value-type="float">
            <text:p>200</text:p>
          </table:table-cell>
          <table:table-cell table:style-name="ce186"/>
          <table:table-cell table:style-name="ce192"/>
          <table:table-cell table:style-name="ce131" table:number-columns-repeated="100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290729677710" calcext:value-type="float">
            <text:p>229072967771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331.27041" calcext:value-type="float">
            <text:p>3331.27041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table:style-name="ce162" office:value-type="float" office:value="50.8537703501293" calcext:value-type="float">
            <text:p>50.8537703501293</text:p>
          </table:table-cell>
          <table:table-cell table:style-name="ce167" office:value-type="float" office:value="-11.6245415826388" calcext:value-type="float">
            <text:p>-11.6245415826388</text:p>
          </table:table-cell>
          <table:table-cell table:style-name="ce173" office:value-type="float" office:value="-43.8970855773045" calcext:value-type="float">
            <text:p>-43.8970855773045</text:p>
          </table:table-cell>
          <table:table-cell office:value-type="float" office:value="69.1570002150766" calcext:value-type="float">
            <text:p>69.1570002150766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style-name="ce131" table:number-columns-repeated="1005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290806936175" calcext:value-type="float">
            <text:p>229080693617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154.181227" calcext:value-type="float">
            <text:p>3154.18122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style-name="ce162" office:value-type="float" office:value="-2.90387349020312" calcext:value-type="float">
            <text:p>-2.90387349020312</text:p>
          </table:table-cell>
          <table:table-cell table:style-name="ce167" office:value-type="float" office:value="-79.8544627580622" calcext:value-type="float">
            <text:p>-79.8544627580622</text:p>
          </table:table-cell>
          <table:table-cell table:style-name="ce173" office:value-type="float" office:value="-79.8544627580622" calcext:value-type="float">
            <text:p>-79.8544627580622</text:p>
          </table:table-cell>
          <table:table-cell office:value-type="float" office:value="44.0025770638961" calcext:value-type="float">
            <text:p>44.002577063896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14439922" calcext:value-type="float">
            <text:p>6414439922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1436.058514" calcext:value-type="float">
            <text:p>1436.05851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67.765999254436" calcext:value-type="float">
            <text:p>167.765999254436</text:p>
          </table:table-cell>
          <table:table-cell table:style-name="ce167" office:value-type="float" office:value="21.5622712531511" calcext:value-type="float">
            <text:p>21.5622712531511</text:p>
          </table:table-cell>
          <table:table-cell table:style-name="ce173" office:value-type="float" office:value="-26.6351499323694" calcext:value-type="float">
            <text:p>-26.6351499323694</text:p>
          </table:table-cell>
          <table:table-cell office:value-type="float" office:value="106.624864628424" calcext:value-type="float">
            <text:p>106.62486462842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13509004" calcext:value-type="float">
            <text:p>641350900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324.967148" calcext:value-type="float">
            <text:p>324.96714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62.7570985095763" calcext:value-type="float">
            <text:p>62.7570985095763</text:p>
          </table:table-cell>
          <table:table-cell table:style-name="ce167" office:value-type="float" office:value="-5.28154796166384" calcext:value-type="float">
            <text:p>-5.28154796166384</text:p>
          </table:table-cell>
          <table:table-cell table:style-name="ce173" office:value-type="float" office:value="-11.7172326864288" calcext:value-type="float">
            <text:p>-11.7172326864288</text:p>
          </table:table-cell>
          <table:table-cell office:value-type="float" office:value="42.7471874713243" calcext:value-type="float">
            <text:p>42.747187471324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16468866" calcext:value-type="float">
            <text:p>641646886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6855.995252" calcext:value-type="float">
            <text:p>6855.99525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51.553207582749" calcext:value-type="float">
            <text:p>251.553207582749</text:p>
          </table:table-cell>
          <table:table-cell table:style-name="ce167" office:value-type="float" office:value="197.561796023612" calcext:value-type="float">
            <text:p>197.561796023612</text:p>
          </table:table-cell>
          <table:table-cell table:style-name="ce173" office:value-type="float" office:value="188.051032156677" calcext:value-type="float">
            <text:p>188.051032156677</text:p>
          </table:table-cell>
          <table:table-cell office:value-type="float" office:value="52.7054004903797" calcext:value-type="float">
            <text:p>52.705400490379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15384184" calcext:value-type="float">
            <text:p>641538418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5959.839422" calcext:value-type="float">
            <text:p>5959.8394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06.248235359355" calcext:value-type="float">
            <text:p>106.248235359355</text:p>
          </table:table-cell>
          <table:table-cell table:style-name="ce167" office:value-type="float" office:value="94.2626447913028" calcext:value-type="float">
            <text:p>94.2626447913028</text:p>
          </table:table-cell>
          <table:table-cell table:style-name="ce173" office:value-type="float" office:value="80.8513146725565" calcext:value-type="float">
            <text:p>80.8513146725565</text:p>
          </table:table-cell>
          <table:table-cell office:value-type="float" office:value="17.1134763811061" calcext:value-type="float">
            <text:p>17.113476381106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18223916" calcext:value-type="float">
            <text:p>641822391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4343.842987" calcext:value-type="float">
            <text:p>4343.84298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74.159990015478" calcext:value-type="float">
            <text:p>274.159990015478</text:p>
          </table:table-cell>
          <table:table-cell table:style-name="ce167" office:value-type="float" office:value="218.708328755472" calcext:value-type="float">
            <text:p>218.708328755472</text:p>
          </table:table-cell>
          <table:table-cell table:style-name="ce173" office:value-type="float" office:value="225.526375173936" calcext:value-type="float">
            <text:p>225.526375173936</text:p>
          </table:table-cell>
          <table:table-cell office:value-type="float" office:value="42.8936811723912" calcext:value-type="float">
            <text:p>42.893681172391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4286.78319" calcext:value-type="float">
            <text:p>4286.7831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68.411379413804" calcext:value-type="float">
            <text:p>268.411379413804</text:p>
          </table:table-cell>
          <table:table-cell table:style-name="ce167" office:value-type="float" office:value="230.951984536671" calcext:value-type="float">
            <text:p>230.951984536671</text:p>
          </table:table-cell>
          <table:table-cell table:style-name="ce173" office:value-type="float" office:value="231.096322832191" calcext:value-type="float">
            <text:p>231.096322832191</text:p>
          </table:table-cell>
          <table:table-cell office:value-type="float" office:value="22.6412979396183" calcext:value-type="float">
            <text:p>22.641297939618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417427043" calcext:value-type="float">
            <text:p>5641742704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11624.490419" calcext:value-type="float">
            <text:p>11624.49041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94.3550483841322" calcext:value-type="float">
            <text:p>94.3550483841322</text:p>
          </table:table-cell>
          <table:table-cell table:style-name="ce167" office:value-type="float" office:value="68.8589292685159" calcext:value-type="float">
            <text:p>68.8589292685159</text:p>
          </table:table-cell>
          <table:table-cell table:style-name="ce173" office:value-type="float" office:value="65.2548706467371" calcext:value-type="float">
            <text:p>65.2548706467371</text:p>
          </table:table-cell>
          <table:table-cell office:value-type="float" office:value="10.8520009682791" calcext:value-type="float">
            <text:p>10.852000968279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87779104328" calcext:value-type="float">
            <text:p>228777910432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13685.463738" calcext:value-type="float">
            <text:p>13685.46373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83.538097158533" calcext:value-type="float">
            <text:p>183.538097158533</text:p>
          </table:table-cell>
          <table:table-cell table:style-name="ce167" office:value-type="float" office:value="162.973551051047" calcext:value-type="float">
            <text:p>162.973551051047</text:p>
          </table:table-cell>
          <table:table-cell table:style-name="ce173" office:value-type="float" office:value="155.215120921833" calcext:value-type="float">
            <text:p>155.215120921833</text:p>
          </table:table-cell>
          <table:table-cell office:value-type="float" office:value="15.1295262527414" calcext:value-type="float">
            <text:p>15.129526252741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87810209359" calcext:value-type="float">
            <text:p>228781020935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24054.27773" calcext:value-type="float">
            <text:p>24054.2777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1.452349806952" calcext:value-type="float">
            <text:p>171.452349806952</text:p>
          </table:table-cell>
          <table:table-cell table:style-name="ce167" office:value-type="float" office:value="150.700749942079" calcext:value-type="float">
            <text:p>150.700749942079</text:p>
          </table:table-cell>
          <table:table-cell table:style-name="ce173" office:value-type="float" office:value="142.554891002295" calcext:value-type="float">
            <text:p>142.554891002295</text:p>
          </table:table-cell>
          <table:table-cell office:value-type="float" office:value="20.1885920077385" calcext:value-type="float">
            <text:p>20.188592007738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table:style-name="ce130" office:value-type="float" office:value="114" calcext:value-type="float">
            <text:p>114</text:p>
          </table:table-cell>
          <table:table-cell table:style-name="ce130" office:value-type="float" office:value="2290748504803" calcext:value-type="float">
            <text:p>2290748504803</text:p>
          </table:table-cell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1" office:value-type="float" office:value="300" calcext:value-type="float">
            <text:p>300</text:p>
          </table:table-cell>
          <table:table-cell table:style-name="ce130" office:value-type="float" office:value="500" calcext:value-type="float">
            <text:p>500</text:p>
          </table:table-cell>
          <table:table-cell table:style-name="ce147" office:value-type="float" office:value="0.7" calcext:value-type="float">
            <text:p>0.7</text:p>
          </table:table-cell>
          <table:table-cell table:style-name="ce153" office:value-type="float" office:value="11197.60418" calcext:value-type="float">
            <text:p>11197.60418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3" office:value-type="float" office:value="278.912209867734" calcext:value-type="float">
            <text:p>278.912209867734</text:p>
          </table:table-cell>
          <table:table-cell table:style-name="ce168" office:value-type="float" office:value="253.278271801749" calcext:value-type="float">
            <text:p>253.278271801749</text:p>
          </table:table-cell>
          <table:table-cell table:style-name="ce174" office:value-type="float" office:value="255.932590449069" calcext:value-type="float">
            <text:p>255.932590449069</text:p>
          </table:table-cell>
          <table:table-cell table:style-name="ce130" office:value-type="float" office:value="15.7923914991344" calcext:value-type="float">
            <text:p>15.7923914991344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200" calcext:value-type="float">
            <text:p>200</text:p>
          </table:table-cell>
          <table:table-cell table:style-name="ce186"/>
          <table:table-cell table:style-name="ce192"/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14696961" calcext:value-type="float">
            <text:p>641469696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1151.069464" calcext:value-type="float">
            <text:p>1151.06946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7.857610262377" calcext:value-type="float">
            <text:p>157.857610262377</text:p>
          </table:table-cell>
          <table:table-cell table:style-name="ce167" office:value-type="float" office:value="-24.5182408704551" calcext:value-type="float">
            <text:p>-24.5182408704551</text:p>
          </table:table-cell>
          <table:table-cell table:style-name="ce173" office:value-type="float" office:value="8.86221588968312" calcext:value-type="float">
            <text:p>8.86221588968312</text:p>
          </table:table-cell>
          <table:table-cell office:value-type="float" office:value="83.3117083503935" calcext:value-type="float">
            <text:p>83.311708350393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13850469" calcext:value-type="float">
            <text:p>641385046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257.548837" calcext:value-type="float">
            <text:p>257.54883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5.2754298562669" calcext:value-type="float">
            <text:p>25.2754298562669</text:p>
          </table:table-cell>
          <table:table-cell table:style-name="ce167" office:value-type="float" office:value="-95.0916165173082" calcext:value-type="float">
            <text:p>-95.0916165173082</text:p>
          </table:table-cell>
          <table:table-cell table:style-name="ce173" office:value-type="float" office:value="-210.120888662188" calcext:value-type="float">
            <text:p>-210.120888662188</text:p>
          </table:table-cell>
          <table:table-cell office:value-type="float" office:value="133.746236217827" calcext:value-type="float">
            <text:p>133.74623621782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16805880" calcext:value-type="float">
            <text:p>641680588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2101.685289" calcext:value-type="float">
            <text:p>2101.68528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33.015494867033" calcext:value-type="float">
            <text:p>233.015494867033</text:p>
          </table:table-cell>
          <table:table-cell table:style-name="ce167" office:value-type="float" office:value="191.002198906328" calcext:value-type="float">
            <text:p>191.002198906328</text:p>
          </table:table-cell>
          <table:table-cell table:style-name="ce173" office:value-type="float" office:value="178.695769586479" calcext:value-type="float">
            <text:p>178.695769586479</text:p>
          </table:table-cell>
          <table:table-cell office:value-type="float" office:value="32.7097703567097" calcext:value-type="float">
            <text:p>32.709770356709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415599519" calcext:value-type="float">
            <text:p>641559951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3573.567638" calcext:value-type="float">
            <text:p>3573.56763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45.264501599473" calcext:value-type="float">
            <text:p>145.264501599473</text:p>
          </table:table-cell>
          <table:table-cell table:style-name="ce167" office:value-type="float" office:value="22.3514135793297" calcext:value-type="float">
            <text:p>22.3514135793297</text:p>
          </table:table-cell>
          <table:table-cell table:style-name="ce173" office:value-type="float" office:value="52.8394061982527" calcext:value-type="float">
            <text:p>52.8394061982527</text:p>
          </table:table-cell>
          <table:table-cell office:value-type="float" office:value="45.3746139572667" calcext:value-type="float">
            <text:p>45.374613957266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17710910" calcext:value-type="float">
            <text:p>641771091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6267.775898" calcext:value-type="float">
            <text:p>6267.77589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0.597079480634" calcext:value-type="float">
            <text:p>150.597079480634</text:p>
          </table:table-cell>
          <table:table-cell table:style-name="ce167" office:value-type="float" office:value="89.329010120105" calcext:value-type="float">
            <text:p>89.329010120105</text:p>
          </table:table-cell>
          <table:table-cell table:style-name="ce173" office:value-type="float" office:value="98.6819997554511" calcext:value-type="float">
            <text:p>98.6819997554511</text:p>
          </table:table-cell>
          <table:table-cell office:value-type="float" office:value="30.7552112574408" calcext:value-type="float">
            <text:p>30.755211257440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418421758" calcext:value-type="float">
            <text:p>641842175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7419.763998" calcext:value-type="float">
            <text:p>7419.76399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17.319600216018" calcext:value-type="float">
            <text:p>117.319600216018</text:p>
          </table:table-cell>
          <table:table-cell table:style-name="ce167" office:value-type="float" office:value="44.4696543599012" calcext:value-type="float">
            <text:p>44.4696543599012</text:p>
          </table:table-cell>
          <table:table-cell table:style-name="ce173" office:value-type="float" office:value="38.1858359480742" calcext:value-type="float">
            <text:p>38.1858359480742</text:p>
          </table:table-cell>
          <table:table-cell office:value-type="float" office:value="36.6697875678274" calcext:value-type="float">
            <text:p>36.669787567827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table:style-name="ce130" office:value-type="float" office:value="144" calcext:value-type="float">
            <text:p>144</text:p>
          </table:table-cell>
          <table:table-cell table:style-name="ce130" office:value-type="float" office:value="2287819483353" calcext:value-type="float">
            <text:p>2287819483353</text:p>
          </table:table-cell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1" office:value-type="float" office:value="150" calcext:value-type="float">
            <text:p>150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47" office:value-type="float" office:value="0.8" calcext:value-type="float">
            <text:p>0.8</text:p>
          </table:table-cell>
          <table:table-cell table:style-name="ce153" office:value-type="float" office:value="9515.077714" calcext:value-type="float">
            <text:p>9515.077714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3" office:value-type="float" office:value="276.21398174182" calcext:value-type="float">
            <text:p>276.21398174182</text:p>
          </table:table-cell>
          <table:table-cell table:style-name="ce168" office:value-type="float" office:value="237.907177079223" calcext:value-type="float">
            <text:p>237.907177079223</text:p>
          </table:table-cell>
          <table:table-cell table:style-name="ce174" office:value-type="float" office:value="240.109349075058" calcext:value-type="float">
            <text:p>240.109349075058</text:p>
          </table:table-cell>
          <table:table-cell table:style-name="ce130" office:value-type="float" office:value="43.234922179528" calcext:value-type="float">
            <text:p>43.234922179528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200" calcext:value-type="float">
            <text:p>200</text:p>
          </table:table-cell>
          <table:table-cell table:style-name="ce186"/>
          <table:table-cell table:style-name="ce192"/>
          <table:table-cell table:number-columns-repeated="1005"/>
        </table:table-row>
        <table:table-row table:style-name="ro1">
          <table:table-cell table:style-name="ce130" office:value-type="float" office:value="136" calcext:value-type="float">
            <text:p>136</text:p>
          </table:table-cell>
          <table:table-cell table:style-name="ce130" office:value-type="float" office:value="2287789736369" calcext:value-type="float">
            <text:p>2287789736369</text:p>
          </table:table-cell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1" office:value-type="float" office:value="150" calcext:value-type="float">
            <text:p>150</text:p>
          </table:table-cell>
          <table:table-cell table:style-name="ce130" office:value-type="float" office:value="500" calcext:value-type="float">
            <text:p>500</text:p>
          </table:table-cell>
          <table:table-cell table:style-name="ce147" office:value-type="float" office:value="0.8" calcext:value-type="float">
            <text:p>0.8</text:p>
          </table:table-cell>
          <table:table-cell table:style-name="ce153" office:value-type="float" office:value="6739.560764" calcext:value-type="float">
            <text:p>6739.560764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3" office:value-type="float" office:value="272.025566787391" calcext:value-type="float">
            <text:p>272.025566787391</text:p>
          </table:table-cell>
          <table:table-cell table:style-name="ce168" office:value-type="float" office:value="259.567827312267" calcext:value-type="float">
            <text:p>259.567827312267</text:p>
          </table:table-cell>
          <table:table-cell table:style-name="ce174" office:value-type="float" office:value="236.850028924906" calcext:value-type="float">
            <text:p>236.850028924906</text:p>
          </table:table-cell>
          <table:table-cell table:style-name="ce130" office:value-type="float" office:value="37.4527727689481" calcext:value-type="float">
            <text:p>37.4527727689481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200" calcext:value-type="float">
            <text:p>200</text:p>
          </table:table-cell>
          <table:table-cell table:style-name="ce186"/>
          <table:table-cell table:style-name="ce192"/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0766197475" calcext:value-type="float">
            <text:p>229076619747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30421.270009" calcext:value-type="float">
            <text:p>30421.27000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82.363164610033" calcext:value-type="float">
            <text:p>182.363164610033</text:p>
          </table:table-cell>
          <table:table-cell table:style-name="ce167" office:value-type="float" office:value="145.001439061252" calcext:value-type="float">
            <text:p>145.001439061252</text:p>
          </table:table-cell>
          <table:table-cell table:style-name="ce173" office:value-type="float" office:value="143.284778067432" calcext:value-type="float">
            <text:p>143.284778067432</text:p>
          </table:table-cell>
          <table:table-cell office:value-type="float" office:value="21.9415763949007" calcext:value-type="float">
            <text:p>21.941576394900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14220429" calcext:value-type="float">
            <text:p>641422042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237.355309" calcext:value-type="float">
            <text:p>237.35530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5.42751223278443" calcext:value-type="float">
            <text:p>-5.42751223278443</text:p>
          </table:table-cell>
          <table:table-cell table:style-name="ce167" office:value-type="float" office:value="-40.4833330540525" calcext:value-type="float">
            <text:p>-40.4833330540525</text:p>
          </table:table-cell>
          <table:table-cell table:style-name="ce173" office:value-type="float" office:value="-60.1184232324068" calcext:value-type="float">
            <text:p>-60.1184232324068</text:p>
          </table:table-cell>
          <table:table-cell office:value-type="float" office:value="52.3395998671147" calcext:value-type="float">
            <text:p>52.3395998671147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415061330" calcext:value-type="float">
            <text:p>641506133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109.0622" calcext:value-type="float">
            <text:p>109.06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90.8531693361996" calcext:value-type="float">
            <text:p>-90.8531693361996</text:p>
          </table:table-cell>
          <table:table-cell table:style-name="ce167" office:value-type="float" office:value="-142.435924565094" calcext:value-type="float">
            <text:p>-142.435924565094</text:p>
          </table:table-cell>
          <table:table-cell table:style-name="ce173" office:value-type="float" office:value="-136.261925363261" calcext:value-type="float">
            <text:p>-136.261925363261</text:p>
          </table:table-cell>
          <table:table-cell office:value-type="float" office:value="12.6483406818399" calcext:value-type="float">
            <text:p>12.648340681839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17191087" calcext:value-type="float">
            <text:p>641719108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4401.613332" calcext:value-type="float">
            <text:p>4401.61333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0.909910663331" calcext:value-type="float">
            <text:p>150.909910663331</text:p>
          </table:table-cell>
          <table:table-cell table:style-name="ce167" office:value-type="float" office:value="80.0280202707524" calcext:value-type="float">
            <text:p>80.0280202707524</text:p>
          </table:table-cell>
          <table:table-cell table:style-name="ce173" office:value-type="float" office:value="77.5280395344406" calcext:value-type="float">
            <text:p>77.5280395344406</text:p>
          </table:table-cell>
          <table:table-cell office:value-type="float" office:value="40.609040709998" calcext:value-type="float">
            <text:p>40.60904070999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416140767" calcext:value-type="float">
            <text:p>641614076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772.005306" calcext:value-type="float">
            <text:p>772.00530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70.5389569072675" calcext:value-type="float">
            <text:p>-70.5389569072675</text:p>
          </table:table-cell>
          <table:table-cell table:style-name="ce167" office:value-type="float" office:value="-103.871877051173" calcext:value-type="float">
            <text:p>-103.871877051173</text:p>
          </table:table-cell>
          <table:table-cell table:style-name="ce173" office:value-type="float" office:value="-122.858113333513" calcext:value-type="float">
            <text:p>-122.858113333513</text:p>
          </table:table-cell>
          <table:table-cell office:value-type="float" office:value="26.0018781097579" calcext:value-type="float">
            <text:p>26.001878109757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style-name="ce131"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17986023" calcext:value-type="float">
            <text:p>641798602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2431.117987" calcext:value-type="float">
            <text:p>2431.11798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6.340462059663" calcext:value-type="float">
            <text:p>176.340462059663</text:p>
          </table:table-cell>
          <table:table-cell table:style-name="ce167" office:value-type="float" office:value="81.9447965478973" calcext:value-type="float">
            <text:p>81.9447965478973</text:p>
          </table:table-cell>
          <table:table-cell table:style-name="ce173" office:value-type="float" office:value="74.0536480478441" calcext:value-type="float">
            <text:p>74.0536480478441</text:p>
          </table:table-cell>
          <table:table-cell office:value-type="float" office:value="55.2482070620511" calcext:value-type="float">
            <text:p>55.248207062051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18618448" calcext:value-type="float">
            <text:p>641861844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4876.669019" calcext:value-type="float">
            <text:p>4876.66901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61.014905392063" calcext:value-type="float">
            <text:p>161.014905392063</text:p>
          </table:table-cell>
          <table:table-cell table:style-name="ce167" office:value-type="float" office:value="107.406408073213" calcext:value-type="float">
            <text:p>107.406408073213</text:p>
          </table:table-cell>
          <table:table-cell table:style-name="ce173" office:value-type="float" office:value="89.2550771651676" calcext:value-type="float">
            <text:p>89.2550771651676</text:p>
          </table:table-cell>
          <table:table-cell office:value-type="float" office:value="29.226642106803" calcext:value-type="float">
            <text:p>29.22664210680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87830637738" calcext:value-type="float">
            <text:p>228783063773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20845.746119" calcext:value-type="float">
            <text:p>20845.74611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4.868499523597" calcext:value-type="float">
            <text:p>174.868499523597</text:p>
          </table:table-cell>
          <table:table-cell table:style-name="ce167" office:value-type="float" office:value="153.974802203436" calcext:value-type="float">
            <text:p>153.974802203436</text:p>
          </table:table-cell>
          <table:table-cell table:style-name="ce173" office:value-type="float" office:value="149.44394667207" calcext:value-type="float">
            <text:p>149.44394667207</text:p>
          </table:table-cell>
          <table:table-cell office:value-type="float" office:value="14.7640717855126" calcext:value-type="float">
            <text:p>14.7640717855126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87800760379" calcext:value-type="float">
            <text:p>228780076037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15956.887665" calcext:value-type="float">
            <text:p>15956.88766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1.283182325334" calcext:value-type="float">
            <text:p>151.283182325334</text:p>
          </table:table-cell>
          <table:table-cell table:style-name="ce167" office:value-type="float" office:value="77.293288101517" calcext:value-type="float">
            <text:p>77.293288101517</text:p>
          </table:table-cell>
          <table:table-cell table:style-name="ce173" office:value-type="float" office:value="97.999755975888" calcext:value-type="float">
            <text:p>97.999755975888</text:p>
          </table:table-cell>
          <table:table-cell office:value-type="float" office:value="30.5096839086014" calcext:value-type="float">
            <text:p>30.509683908601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90787295379" calcext:value-type="float">
            <text:p>229078729537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8976.524544" calcext:value-type="float">
            <text:p>8976.52454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08.334703852826" calcext:value-type="float">
            <text:p>208.334703852826</text:p>
          </table:table-cell>
          <table:table-cell table:style-name="ce167" office:value-type="float" office:value="174.122723121967" calcext:value-type="float">
            <text:p>174.122723121967</text:p>
          </table:table-cell>
          <table:table-cell table:style-name="ce173" office:value-type="float" office:value="156.440836258938" calcext:value-type="float">
            <text:p>156.440836258938</text:p>
          </table:table-cell>
          <table:table-cell office:value-type="float" office:value="28.8650213803269" calcext:value-type="float">
            <text:p>28.865021380326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200" calcext:value-type="float">
            <text:p>20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9638933234" calcext:value-type="float">
            <text:p>228963893323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569.585133" calcext:value-type="float">
            <text:p>569.58513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99.4604366226359" calcext:value-type="float">
            <text:p>99.4604366226359</text:p>
          </table:table-cell>
          <table:table-cell table:style-name="ce167" office:value-type="float" office:value="46.6624180475206" calcext:value-type="float">
            <text:p>46.6624180475206</text:p>
          </table:table-cell>
          <table:table-cell table:style-name="ce173" office:value-type="float" office:value="48.8660508043059" calcext:value-type="float">
            <text:p>48.8660508043059</text:p>
          </table:table-cell>
          <table:table-cell office:value-type="float" office:value="18.7798422718348" calcext:value-type="float">
            <text:p>18.779842271834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89705093347" calcext:value-type="float">
            <text:p>228970509334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44.216133" calcext:value-type="float">
            <text:p>244.21613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61.2129376068036" calcext:value-type="float">
            <text:p>61.2129376068036</text:p>
          </table:table-cell>
          <table:table-cell table:style-name="ce167" office:value-type="float" office:value="-16.4693731172181" calcext:value-type="float">
            <text:p>-16.4693731172181</text:p>
          </table:table-cell>
          <table:table-cell table:style-name="ce173" office:value-type="float" office:value="-1.42965702032623" calcext:value-type="float">
            <text:p>-1.42965702032623</text:p>
          </table:table-cell>
          <table:table-cell office:value-type="float" office:value="25.7512081499362" calcext:value-type="float">
            <text:p>25.751208149936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9857879154" calcext:value-type="float">
            <text:p>228985787915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5001.3288" calcext:value-type="float">
            <text:p>5001.328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39.679547930942" calcext:value-type="float">
            <text:p>239.679547930942</text:p>
          </table:table-cell>
          <table:table-cell table:style-name="ce167" office:value-type="float" office:value="197.208331239965" calcext:value-type="float">
            <text:p>197.208331239965</text:p>
          </table:table-cell>
          <table:table-cell table:style-name="ce173" office:value-type="float" office:value="198.644913179988" calcext:value-type="float">
            <text:p>198.644913179988</text:p>
          </table:table-cell>
          <table:table-cell office:value-type="float" office:value="23.6388485389522" calcext:value-type="float">
            <text:p>23.638848538952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92002596874" calcext:value-type="float">
            <text:p>2292002596874</text:p>
          </table:table-cell>
          <table:table-cell office:value-type="float" office:value="2" calcext:value-type="float">
            <text:p>2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2591.754501" calcext:value-type="float">
            <text:p>12591.75450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2" office:value-type="float" office:value="196.039771445193" calcext:value-type="float">
            <text:p>196.039771445193</text:p>
          </table:table-cell>
          <table:table-cell table:style-name="ce167" office:value-type="float" office:value="83.9096773052092" calcext:value-type="float">
            <text:p>83.9096773052092</text:p>
          </table:table-cell>
          <table:table-cell table:style-name="ce173" office:value-type="float" office:value="90.2164829423492" calcext:value-type="float">
            <text:p>90.2164829423492</text:p>
          </table:table-cell>
          <table:table-cell office:value-type="float" office:value="14.8478750132162" calcext:value-type="float">
            <text:p>14.847875013216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89781873485" calcext:value-type="float">
            <text:p>228978187348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4463.055124" calcext:value-type="float">
            <text:p>4463.05512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15.106659968847" calcext:value-type="float">
            <text:p>115.106659968847</text:p>
          </table:table-cell>
          <table:table-cell table:style-name="ce167" office:value-type="float" office:value="94.7406916653776" calcext:value-type="float">
            <text:p>94.7406916653776</text:p>
          </table:table-cell>
          <table:table-cell table:style-name="ce173" office:value-type="float" office:value="93.6043828231964" calcext:value-type="float">
            <text:p>93.6043828231964</text:p>
          </table:table-cell>
          <table:table-cell office:value-type="float" office:value="11.1238727964163" calcext:value-type="float">
            <text:p>11.123872796416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89935299829" calcext:value-type="float">
            <text:p>228993529982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0027.366298" calcext:value-type="float">
            <text:p>10027.36629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64.724389220889" calcext:value-type="float">
            <text:p>264.724389220889</text:p>
          </table:table-cell>
          <table:table-cell table:style-name="ce167" office:value-type="float" office:value="237.980028935382" calcext:value-type="float">
            <text:p>237.980028935382</text:p>
          </table:table-cell>
          <table:table-cell table:style-name="ce173" office:value-type="float" office:value="213.732537973628" calcext:value-type="float">
            <text:p>213.732537973628</text:p>
          </table:table-cell>
          <table:table-cell office:value-type="float" office:value="43.7240184496289" calcext:value-type="float">
            <text:p>43.724018449628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0016002902" calcext:value-type="float">
            <text:p>2290016002902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23982.246313" calcext:value-type="float">
            <text:p>23982.24631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31.003894724141" calcext:value-type="float">
            <text:p>131.003894724141</text:p>
          </table:table-cell>
          <table:table-cell table:style-name="ce167" office:value-type="float" office:value="29.7764806326571" calcext:value-type="float">
            <text:p>29.7764806326571</text:p>
          </table:table-cell>
          <table:table-cell table:style-name="ce173" office:value-type="float" office:value="46.3375173182593" calcext:value-type="float">
            <text:p>46.3375173182593</text:p>
          </table:table-cell>
          <table:table-cell office:value-type="float" office:value="47.1893644295135" calcext:value-type="float">
            <text:p>47.189364429513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table:style-name="ce130" office:value-type="float" office:value="43" calcext:value-type="float">
            <text:p>43</text:p>
          </table:table-cell>
          <table:table-cell table:style-name="ce130" office:value-type="float" office:value="2292024736000" calcext:value-type="float">
            <text:p>2292024736000</text:p>
          </table:table-cell>
          <table:table-cell table:style-name="ce130" office:value-type="float" office:value="2" calcext:value-type="float">
            <text:p>2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400" calcext:value-type="float">
            <text:p>400</text:p>
          </table:table-cell>
          <table:table-cell table:style-name="ce141" office:value-type="float" office:value="200" calcext:value-type="float">
            <text:p>200</text:p>
          </table:table-cell>
          <table:table-cell table:style-name="ce130" office:value-type="float" office:value="500" calcext:value-type="float">
            <text:p>500</text:p>
          </table:table-cell>
          <table:table-cell table:style-name="ce147" office:value-type="float" office:value="0.5" calcext:value-type="float">
            <text:p>0.5</text:p>
          </table:table-cell>
          <table:table-cell table:style-name="ce153" office:value-type="float" office:value="28958.114572" calcext:value-type="float">
            <text:p>28958.114572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400" calcext:value-type="float">
            <text:p>400</text:p>
          </table:table-cell>
          <table:table-cell table:style-name="ce163" office:value-type="float" office:value="277.042653220719" calcext:value-type="float">
            <text:p>277.042653220719</text:p>
          </table:table-cell>
          <table:table-cell table:style-name="ce168" office:value-type="float" office:value="265.589052845585" calcext:value-type="float">
            <text:p>265.589052845585</text:p>
          </table:table-cell>
          <table:table-cell table:style-name="ce174" office:value-type="float" office:value="262.010731613883" calcext:value-type="float">
            <text:p>262.010731613883</text:p>
          </table:table-cell>
          <table:table-cell table:style-name="ce130" office:value-type="float" office:value="9.52648628357145" calcext:value-type="float">
            <text:p>9.52648628357145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150" calcext:value-type="float">
            <text:p>150</text:p>
          </table:table-cell>
          <table:table-cell table:style-name="ce186"/>
          <table:table-cell table:style-name="ce192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0092674916" calcext:value-type="float">
            <text:p>229009267491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13431.681405" calcext:value-type="float">
            <text:p>13431.68140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76.658988988543" calcext:value-type="float">
            <text:p>276.658988988543</text:p>
          </table:table-cell>
          <table:table-cell table:style-name="ce167" office:value-type="float" office:value="258.064932578829" calcext:value-type="float">
            <text:p>258.064932578829</text:p>
          </table:table-cell>
          <table:table-cell table:style-name="ce173" office:value-type="float" office:value="261.404807810766" calcext:value-type="float">
            <text:p>261.404807810766</text:p>
          </table:table-cell>
          <table:table-cell office:value-type="float" office:value="12.1255844726588" calcext:value-type="float">
            <text:p>12.125584472658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90165512056" calcext:value-type="float">
            <text:p>229016551205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5" calcext:value-type="float">
            <text:p>0.5</text:p>
          </table:table-cell>
          <table:table-cell table:style-name="ce152" office:value-type="float" office:value="37602.628074" calcext:value-type="float">
            <text:p>37602.62807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table:style-name="ce162" office:value-type="float" office:value="173.842916782409" calcext:value-type="float">
            <text:p>173.842916782409</text:p>
          </table:table-cell>
          <table:table-cell table:style-name="ce167" office:value-type="float" office:value="156.932605436005" calcext:value-type="float">
            <text:p>156.932605436005</text:p>
          </table:table-cell>
          <table:table-cell table:style-name="ce173" office:value-type="float" office:value="149.040548022199" calcext:value-type="float">
            <text:p>149.040548022199</text:p>
          </table:table-cell>
          <table:table-cell office:value-type="float" office:value="13.3922452632604" calcext:value-type="float">
            <text:p>13.392245263260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05807355" calcext:value-type="float">
            <text:p>640580735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268.488068" calcext:value-type="float">
            <text:p>268.48806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4.491087264195" calcext:value-type="float">
            <text:p>24.491087264195</text:p>
          </table:table-cell>
          <table:table-cell table:style-name="ce167" office:value-type="float" office:value="-11.3011300808615" calcext:value-type="float">
            <text:p>-11.3011300808615</text:p>
          </table:table-cell>
          <table:table-cell table:style-name="ce173" office:value-type="float" office:value="-14.8574349534012" calcext:value-type="float">
            <text:p>-14.8574349534012</text:p>
          </table:table-cell>
          <table:table-cell office:value-type="float" office:value="17.348300056958" calcext:value-type="float">
            <text:p>17.34830005695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407463479" calcext:value-type="float">
            <text:p>640746347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1252.207085" calcext:value-type="float">
            <text:p>1252.20708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4.86960007578549" calcext:value-type="float">
            <text:p>-4.86960007578549</text:p>
          </table:table-cell>
          <table:table-cell table:style-name="ce167" office:value-type="float" office:value="-71.0406087622196" calcext:value-type="float">
            <text:p>-71.0406087622196</text:p>
          </table:table-cell>
          <table:table-cell table:style-name="ce173" office:value-type="float" office:value="-71.8763823175785" calcext:value-type="float">
            <text:p>-71.8763823175785</text:p>
          </table:table-cell>
          <table:table-cell office:value-type="float" office:value="32.1931161036436" calcext:value-type="float">
            <text:p>32.1931161036436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09558227" calcext:value-type="float">
            <text:p>640955822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4354.100082" calcext:value-type="float">
            <text:p>4354.10008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61.784992566275" calcext:value-type="float">
            <text:p>161.784992566275</text:p>
          </table:table-cell>
          <table:table-cell table:style-name="ce167" office:value-type="float" office:value="125.486033994783" calcext:value-type="float">
            <text:p>125.486033994783</text:p>
          </table:table-cell>
          <table:table-cell table:style-name="ce173" office:value-type="float" office:value="115.495927778231" calcext:value-type="float">
            <text:p>115.495927778231</text:p>
          </table:table-cell>
          <table:table-cell office:value-type="float" office:value="22.0238310654225" calcext:value-type="float">
            <text:p>22.023831065422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08496043" calcext:value-type="float">
            <text:p>6408496043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5723.22544" calcext:value-type="float">
            <text:p>5723.2254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98.8018478657553" calcext:value-type="float">
            <text:p>98.8018478657553</text:p>
          </table:table-cell>
          <table:table-cell table:style-name="ce167" office:value-type="float" office:value="81.4205180897209" calcext:value-type="float">
            <text:p>81.4205180897209</text:p>
          </table:table-cell>
          <table:table-cell table:style-name="ce173" office:value-type="float" office:value="75.9088860312341" calcext:value-type="float">
            <text:p>75.9088860312341</text:p>
          </table:table-cell>
          <table:table-cell office:value-type="float" office:value="10.4225266284225" calcext:value-type="float">
            <text:p>10.422526628422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412267369" calcext:value-type="float">
            <text:p>6412267369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4839.932662" calcext:value-type="float">
            <text:p>4839.93266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63.312324364911" calcext:value-type="float">
            <text:p>263.312324364911</text:p>
          </table:table-cell>
          <table:table-cell table:style-name="ce167" office:value-type="float" office:value="217.668234146522" calcext:value-type="float">
            <text:p>217.668234146522</text:p>
          </table:table-cell>
          <table:table-cell table:style-name="ce173" office:value-type="float" office:value="223.578792730107" calcext:value-type="float">
            <text:p>223.578792730107</text:p>
          </table:table-cell>
          <table:table-cell office:value-type="float" office:value="28.2124333703848" calcext:value-type="float">
            <text:p>28.212433370384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10622380" calcext:value-type="float">
            <text:p>641062238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6410.487305" calcext:value-type="float">
            <text:p>6410.48730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47.397604813088" calcext:value-type="float">
            <text:p>147.397604813088</text:p>
          </table:table-cell>
          <table:table-cell table:style-name="ce167" office:value-type="float" office:value="131.225459674119" calcext:value-type="float">
            <text:p>131.225459674119</text:p>
          </table:table-cell>
          <table:table-cell table:style-name="ce173" office:value-type="float" office:value="128.80614826685" calcext:value-type="float">
            <text:p>128.80614826685</text:p>
          </table:table-cell>
          <table:table-cell office:value-type="float" office:value="12.6363612805719" calcext:value-type="float">
            <text:p>12.6363612805719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table:style-name="ce130" office:value-type="float" office:value="104" calcext:value-type="float">
            <text:p>104</text:p>
          </table:table-cell>
          <table:table-cell table:style-name="ce130" office:value-type="float" office:value="2287465267159" calcext:value-type="float">
            <text:p>2287465267159</text:p>
          </table:table-cell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1" office:value-type="float" office:value="150" calcext:value-type="float">
            <text:p>150</text:p>
          </table:table-cell>
          <table:table-cell table:style-name="ce130" office:value-type="float" office:value="500" calcext:value-type="float">
            <text:p>500</text:p>
          </table:table-cell>
          <table:table-cell table:style-name="ce147" office:value-type="float" office:value="0.7" calcext:value-type="float">
            <text:p>0.7</text:p>
          </table:table-cell>
          <table:table-cell table:style-name="ce153" office:value-type="float" office:value="9801.152788" calcext:value-type="float">
            <text:p>9801.152788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3" office:value-type="float" office:value="275.256048265327" calcext:value-type="float">
            <text:p>275.256048265327</text:p>
          </table:table-cell>
          <table:table-cell table:style-name="ce168" office:value-type="float" office:value="248.934320811681" calcext:value-type="float">
            <text:p>248.934320811681</text:p>
          </table:table-cell>
          <table:table-cell table:style-name="ce174" office:value-type="float" office:value="243.696097281828" calcext:value-type="float">
            <text:p>243.696097281828</text:p>
          </table:table-cell>
          <table:table-cell table:style-name="ce130" office:value-type="float" office:value="26.858776300033" calcext:value-type="float">
            <text:p>26.858776300033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150" calcext:value-type="float">
            <text:p>150</text:p>
          </table:table-cell>
          <table:table-cell table:style-name="ce186"/>
          <table:table-cell table:style-name="ce192"/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87501931245" calcext:value-type="float">
            <text:p>228750193124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33203.566024" calcext:value-type="float">
            <text:p>33203.56602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82.812552479479" calcext:value-type="float">
            <text:p>182.812552479479</text:p>
          </table:table-cell>
          <table:table-cell table:style-name="ce167" office:value-type="float" office:value="163.674440172808" calcext:value-type="float">
            <text:p>163.674440172808</text:p>
          </table:table-cell>
          <table:table-cell table:style-name="ce173" office:value-type="float" office:value="159.003859815678" calcext:value-type="float">
            <text:p>159.003859815678</text:p>
          </table:table-cell>
          <table:table-cell office:value-type="float" office:value="11.8039531054463" calcext:value-type="float">
            <text:p>11.803953105446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0109075800" calcext:value-type="float">
            <text:p>229010907580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15606.595598" calcext:value-type="float">
            <text:p>15606.59559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70.602546929786" calcext:value-type="float">
            <text:p>270.602546929786</text:p>
          </table:table-cell>
          <table:table-cell table:style-name="ce167" office:value-type="float" office:value="225.716087867034" calcext:value-type="float">
            <text:p>225.716087867034</text:p>
          </table:table-cell>
          <table:table-cell table:style-name="ce173" office:value-type="float" office:value="235.586331653862" calcext:value-type="float">
            <text:p>235.586331653862</text:p>
          </table:table-cell>
          <table:table-cell office:value-type="float" office:value="37.6738318544044" calcext:value-type="float">
            <text:p>37.673831854404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90186107434" calcext:value-type="float">
            <text:p>229018610743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7" calcext:value-type="float">
            <text:p>0.7</text:p>
          </table:table-cell>
          <table:table-cell table:style-name="ce152" office:value-type="float" office:value="28755.20119" calcext:value-type="float">
            <text:p>28755.2011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05.979274779599" calcext:value-type="float">
            <text:p>205.979274779599</text:p>
          </table:table-cell>
          <table:table-cell table:style-name="ce167" office:value-type="float" office:value="171.017808788782" calcext:value-type="float">
            <text:p>171.017808788782</text:p>
          </table:table-cell>
          <table:table-cell table:style-name="ce173" office:value-type="float" office:value="184.681969767055" calcext:value-type="float">
            <text:p>184.681969767055</text:p>
          </table:table-cell>
          <table:table-cell office:value-type="float" office:value="18.2068566178585" calcext:value-type="float">
            <text:p>18.206856617858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06858596" calcext:value-type="float">
            <text:p>640685859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169.007324" calcext:value-type="float">
            <text:p>169.00732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31.6336027898641" calcext:value-type="float">
            <text:p>-31.6336027898641</text:p>
          </table:table-cell>
          <table:table-cell table:style-name="ce167" office:value-type="float" office:value="-92.8473886485884" calcext:value-type="float">
            <text:p>-92.8473886485884</text:p>
          </table:table-cell>
          <table:table-cell table:style-name="ce173" office:value-type="float" office:value="-114.152703767677" calcext:value-type="float">
            <text:p>-114.152703767677</text:p>
          </table:table-cell>
          <table:table-cell office:value-type="float" office:value="43.8086169419764" calcext:value-type="float">
            <text:p>43.8086169419764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07797397" calcext:value-type="float">
            <text:p>640779739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85.124828" calcext:value-type="float">
            <text:p>85.12482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-96.847337401866" calcext:value-type="float">
            <text:p>-96.847337401866</text:p>
          </table:table-cell>
          <table:table-cell table:style-name="ce167" office:value-type="float" office:value="-130.805643439263" calcext:value-type="float">
            <text:p>-130.805643439263</text:p>
          </table:table-cell>
          <table:table-cell table:style-name="ce173" office:value-type="float" office:value="-129.004397025773" calcext:value-type="float">
            <text:p>-129.004397025773</text:p>
          </table:table-cell>
          <table:table-cell office:value-type="float" office:value="14.6337674837735" calcext:value-type="float">
            <text:p>14.633767483773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style-name="ce131"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08837731" calcext:value-type="float">
            <text:p>640883773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3355.828213" calcext:value-type="float">
            <text:p>3355.82821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251.979449684412" calcext:value-type="float">
            <text:p>251.979449684412</text:p>
          </table:table-cell>
          <table:table-cell table:style-name="ce167" office:value-type="float" office:value="192.704005344063" calcext:value-type="float">
            <text:p>192.704005344063</text:p>
          </table:table-cell>
          <table:table-cell table:style-name="ce173" office:value-type="float" office:value="173.955607834948" calcext:value-type="float">
            <text:p>173.955607834948</text:p>
          </table:table-cell>
          <table:table-cell office:value-type="float" office:value="45.8377885720241" calcext:value-type="float">
            <text:p>45.837788572024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09899577" calcext:value-type="float">
            <text:p>640989957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7603.077528" calcext:value-type="float">
            <text:p>7603.07752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51.625980565539" calcext:value-type="float">
            <text:p>151.625980565539</text:p>
          </table:table-cell>
          <table:table-cell table:style-name="ce167" office:value-type="float" office:value="52.4926844778675" calcext:value-type="float">
            <text:p>52.4926844778675</text:p>
          </table:table-cell>
          <table:table-cell table:style-name="ce173" office:value-type="float" office:value="50.4695516460008" calcext:value-type="float">
            <text:p>50.4695516460008</text:p>
          </table:table-cell>
          <table:table-cell office:value-type="float" office:value="34.9970375650605" calcext:value-type="float">
            <text:p>34.997037565060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412649826" calcext:value-type="float">
            <text:p>641264982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10585.117881" calcext:value-type="float">
            <text:p>10585.11788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62.033113336808" calcext:value-type="float">
            <text:p>162.033113336808</text:p>
          </table:table-cell>
          <table:table-cell table:style-name="ce167" office:value-type="float" office:value="91.9384357632736" calcext:value-type="float">
            <text:p>91.9384357632736</text:p>
          </table:table-cell>
          <table:table-cell table:style-name="ce173" office:value-type="float" office:value="110.236435367013" calcext:value-type="float">
            <text:p>110.236435367013</text:p>
          </table:table-cell>
          <table:table-cell office:value-type="float" office:value="37.2106055770871" calcext:value-type="float">
            <text:p>37.2106055770871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411267961" calcext:value-type="float">
            <text:p>641126796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6435.72677" calcext:value-type="float">
            <text:p>6435.7267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47.402633276645" calcext:value-type="float">
            <text:p>147.402633276645</text:p>
          </table:table-cell>
          <table:table-cell table:style-name="ce167" office:value-type="float" office:value="119.142744410012" calcext:value-type="float">
            <text:p>119.142744410012</text:p>
          </table:table-cell>
          <table:table-cell table:style-name="ce173" office:value-type="float" office:value="106.862027917133" calcext:value-type="float">
            <text:p>106.862027917133</text:p>
          </table:table-cell>
          <table:table-cell office:value-type="float" office:value="24.8028137231555" calcext:value-type="float">
            <text:p>24.802813723155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87512694840" calcext:value-type="float">
            <text:p>228751269484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16204.668182" calcext:value-type="float">
            <text:p>16204.66818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4.738681642411" calcext:value-type="float">
            <text:p>174.738681642411</text:p>
          </table:table-cell>
          <table:table-cell table:style-name="ce167" office:value-type="float" office:value="154.096948219759" calcext:value-type="float">
            <text:p>154.096948219759</text:p>
          </table:table-cell>
          <table:table-cell table:style-name="ce173" office:value-type="float" office:value="149.647400809658" calcext:value-type="float">
            <text:p>149.647400809658</text:p>
          </table:table-cell>
          <table:table-cell office:value-type="float" office:value="13.6429712565603" calcext:value-type="float">
            <text:p>13.642971256560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87475451152" calcext:value-type="float">
            <text:p>2287475451152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14560.634722" calcext:value-type="float">
            <text:p>14560.6347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64.309539606203" calcext:value-type="float">
            <text:p>164.309539606203</text:p>
          </table:table-cell>
          <table:table-cell table:style-name="ce167" office:value-type="float" office:value="136.006501176767" calcext:value-type="float">
            <text:p>136.006501176767</text:p>
          </table:table-cell>
          <table:table-cell table:style-name="ce173" office:value-type="float" office:value="135.570192573773" calcext:value-type="float">
            <text:p>135.570192573773</text:p>
          </table:table-cell>
          <table:table-cell office:value-type="float" office:value="18.0391327656262" calcext:value-type="float">
            <text:p>18.039132765626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90128155630" calcext:value-type="float">
            <text:p>2290128155630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25365.441024" calcext:value-type="float">
            <text:p>25365.44102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86.053370897896" calcext:value-type="float">
            <text:p>186.053370897896</text:p>
          </table:table-cell>
          <table:table-cell table:style-name="ce167" office:value-type="float" office:value="154.662962994123" calcext:value-type="float">
            <text:p>154.662962994123</text:p>
          </table:table-cell>
          <table:table-cell table:style-name="ce173" office:value-type="float" office:value="154.138156836923" calcext:value-type="float">
            <text:p>154.138156836923</text:p>
          </table:table-cell>
          <table:table-cell office:value-type="float" office:value="12.3686863890428" calcext:value-type="float">
            <text:p>12.368686389042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290206223614" calcext:value-type="float">
            <text:p>2290206223614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52" office:value-type="float" office:value="35098.301292" calcext:value-type="float">
            <text:p>35098.301292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table:style-name="ce162" office:value-type="float" office:value="182.071823673684" calcext:value-type="float">
            <text:p>182.071823673684</text:p>
          </table:table-cell>
          <table:table-cell table:style-name="ce167" office:value-type="float" office:value="158.898116769286" calcext:value-type="float">
            <text:p>158.898116769286</text:p>
          </table:table-cell>
          <table:table-cell table:style-name="ce173" office:value-type="float" office:value="162.885188080341" calcext:value-type="float">
            <text:p>162.885188080341</text:p>
          </table:table-cell>
          <table:table-cell office:value-type="float" office:value="10.73395313938" calcext:value-type="float">
            <text:p>10.7339531393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407168188" calcext:value-type="float">
            <text:p>640716818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650.876018" calcext:value-type="float">
            <text:p>650.87601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39.3939829622434" calcext:value-type="float">
            <text:p>39.3939829622434</text:p>
          </table:table-cell>
          <table:table-cell table:style-name="ce167" office:value-type="float" office:value="-64.6656596755978" calcext:value-type="float">
            <text:p>-64.6656596755978</text:p>
          </table:table-cell>
          <table:table-cell table:style-name="ce173" office:value-type="float" office:value="-40.1466465484043" calcext:value-type="float">
            <text:p>-40.1466465484043</text:p>
          </table:table-cell>
          <table:table-cell office:value-type="float" office:value="38.0252565550723" calcext:value-type="float">
            <text:p>38.025256555072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408149987" calcext:value-type="float">
            <text:p>640814998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221.871895" calcext:value-type="float">
            <text:p>221.87189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0.243781494071564" calcext:value-type="float">
            <text:p>0.243781494071564</text:p>
          </table:table-cell>
          <table:table-cell table:style-name="ce167" office:value-type="float" office:value="-85.6704777679053" calcext:value-type="float">
            <text:p>-85.6704777679053</text:p>
          </table:table-cell>
          <table:table-cell table:style-name="ce173" office:value-type="float" office:value="-86.0351427238352" calcext:value-type="float">
            <text:p>-86.0351427238352</text:p>
          </table:table-cell>
          <table:table-cell office:value-type="float" office:value="31.4358691948773" calcext:value-type="float">
            <text:p>31.4358691948773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10247407" calcext:value-type="float">
            <text:p>641024740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3353.688905" calcext:value-type="float">
            <text:p>3353.68890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44.180388623839" calcext:value-type="float">
            <text:p>144.180388623839</text:p>
          </table:table-cell>
          <table:table-cell table:style-name="ce167" office:value-type="float" office:value="84.342544773075" calcext:value-type="float">
            <text:p>84.342544773075</text:p>
          </table:table-cell>
          <table:table-cell table:style-name="ce173" office:value-type="float" office:value="70.2832002012592" calcext:value-type="float">
            <text:p>70.2832002012592</text:p>
          </table:table-cell>
          <table:table-cell office:value-type="float" office:value="40.5229848151905" calcext:value-type="float">
            <text:p>40.522984815190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409200238" calcext:value-type="float">
            <text:p>6409200238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2550.344876" calcext:value-type="float">
            <text:p>2550.34487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37.409847519102" calcext:value-type="float">
            <text:p>137.409847519102</text:p>
          </table:table-cell>
          <table:table-cell table:style-name="ce167" office:value-type="float" office:value="64.080640740875" calcext:value-type="float">
            <text:p>64.080640740875</text:p>
          </table:table-cell>
          <table:table-cell table:style-name="ce173" office:value-type="float" office:value="76.5388866854861" calcext:value-type="float">
            <text:p>76.5388866854861</text:p>
          </table:table-cell>
          <table:table-cell office:value-type="float" office:value="27.4780184138688" calcext:value-type="float">
            <text:p>27.4780184138688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11827287" calcext:value-type="float">
            <text:p>6411827287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4829.325813" calcext:value-type="float">
            <text:p>4829.32581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34.537456624172" calcext:value-type="float">
            <text:p>134.537456624172</text:p>
          </table:table-cell>
          <table:table-cell table:style-name="ce167" office:value-type="float" office:value="82.3871522523308" calcext:value-type="float">
            <text:p>82.3871522523308</text:p>
          </table:table-cell>
          <table:table-cell table:style-name="ce173" office:value-type="float" office:value="73.083445123991" calcext:value-type="float">
            <text:p>73.083445123991</text:p>
          </table:table-cell>
          <table:table-cell office:value-type="float" office:value="37.838499668282" calcext:value-type="float">
            <text:p>37.838499668282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number-columns-repeated="1005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6413076631" calcext:value-type="float">
            <text:p>641307663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85.623944" calcext:value-type="float">
            <text:p>85.623944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162" office:value-type="float" office:value="-190.060724865774" calcext:value-type="float">
            <text:p>-190.060724865774</text:p>
          </table:table-cell>
          <table:table-cell table:style-name="ce167" office:value-type="float" office:value="-283.186558095876" calcext:value-type="float">
            <text:p>-283.186558095876</text:p>
          </table:table-cell>
          <table:table-cell table:style-name="ce173" office:value-type="float" office:value="-283.186558095876" calcext:value-type="float">
            <text:p>-283.186558095876</text:p>
          </table:table-cell>
          <table:table-cell office:value-type="float" office:value="57.5218914921885" calcext:value-type="float">
            <text:p>57.5218914921885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table:style-name="ce130" office:value-type="float" office:value="164" calcext:value-type="float">
            <text:p>164</text:p>
          </table:table-cell>
          <table:table-cell table:style-name="ce130" office:value-type="float" office:value="2287523963825" calcext:value-type="float">
            <text:p>2287523963825</text:p>
          </table:table-cell>
          <table:table-cell table:style-name="ce130" office:value-type="float" office:value="1" calcext:value-type="float">
            <text:p>1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1" office:value-type="float" office:value="150" calcext:value-type="float">
            <text:p>150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47" office:value-type="float" office:value="0.9" calcext:value-type="float">
            <text:p>0.9</text:p>
          </table:table-cell>
          <table:table-cell table:style-name="ce153" office:value-type="float" office:value="9617.723518" calcext:value-type="float">
            <text:p>9617.723518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3" office:value-type="float" office:value="259.982421243632" calcext:value-type="float">
            <text:p>259.982421243632</text:p>
          </table:table-cell>
          <table:table-cell table:style-name="ce168" office:value-type="float" office:value="219.303519388346" calcext:value-type="float">
            <text:p>219.303519388346</text:p>
          </table:table-cell>
          <table:table-cell table:style-name="ce174" office:value-type="float" office:value="213.32678561799" calcext:value-type="float">
            <text:p>213.32678561799</text:p>
          </table:table-cell>
          <table:table-cell table:style-name="ce130" office:value-type="float" office:value="32.3357505933673" calcext:value-type="float">
            <text:p>32.3357505933673</text:p>
          </table:table-cell>
          <table:table-cell table:style-name="ce130" office:value-type="float" office:value="1" calcext:value-type="float">
            <text:p>1</text:p>
          </table:table-cell>
          <table:table-cell table:style-name="ce180" office:value-type="float" office:value="150" calcext:value-type="float">
            <text:p>150</text:p>
          </table:table-cell>
          <table:table-cell table:style-name="ce186"/>
          <table:table-cell table:style-name="ce192"/>
          <table:table-cell table:style-name="ce130"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87488265106" calcext:value-type="float">
            <text:p>2287488265106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6" office:value-type="float" office:value="0.9" calcext:value-type="float">
            <text:p>0.9</text:p>
          </table:table-cell>
          <table:table-cell table:style-name="ce152" office:value-type="float" office:value="13398.120906" calcext:value-type="float">
            <text:p>13398.12090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2" office:value-type="float" office:value="175.019708054741" calcext:value-type="float">
            <text:p>175.019708054741</text:p>
          </table:table-cell>
          <table:table-cell table:style-name="ce167" office:value-type="float" office:value="135.644128082944" calcext:value-type="float">
            <text:p>135.644128082944</text:p>
          </table:table-cell>
          <table:table-cell table:style-name="ce173" office:value-type="float" office:value="138.478025117691" calcext:value-type="float">
            <text:p>138.478025117691</text:p>
          </table:table-cell>
          <table:table-cell office:value-type="float" office:value="16.6838570583116" calcext:value-type="float">
            <text:p>16.6838570583116</text:p>
          </table:table-cell>
          <table:table-cell office:value-type="float" office:value="1" calcext:value-type="float">
            <text:p>1</text:p>
          </table:table-cell>
          <table:table-cell table:style-name="ce179" office:value-type="float" office:value="150" calcext:value-type="float">
            <text:p>150</text:p>
          </table:table-cell>
          <table:table-cell table:style-name="ce185"/>
          <table:table-cell table:style-name="ce191"/>
          <table:table-cell table:style-name="ce130"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90145630591" calcext:value-type="float">
            <text:p>229014563059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4" office:value-type="float" office:value="19608.364978" calcext:value-type="float">
            <text:p>19608.36497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83.825913266276" calcext:value-type="float">
            <text:p>183.825913266276</text:p>
          </table:table-cell>
          <table:table-cell office:value-type="float" office:value="163.863954723827" calcext:value-type="float">
            <text:p>163.863954723827</text:p>
          </table:table-cell>
          <table:table-cell office:value-type="float" office:value="157.599983963804" calcext:value-type="float">
            <text:p>157.599983963804</text:p>
          </table:table-cell>
          <table:table-cell office:value-type="float" office:value="17.8639957603629" calcext:value-type="float">
            <text:p>17.8639957603629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50" calcext:value-type="float">
            <text:p>150</text:p>
          </table:table-cell>
          <table:table-cell/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290225173766" calcext:value-type="float">
            <text:p>2290225173766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4" office:value-type="float" office:value="32506.878859" calcext:value-type="float">
            <text:p>32506.878859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table:style-name="ce164" office:value-type="float" office:value="181.540885156966" calcext:value-type="float">
            <text:p>181.540885156966</text:p>
          </table:table-cell>
          <table:table-cell office:value-type="float" office:value="166.15978432696" calcext:value-type="float">
            <text:p>166.15978432696</text:p>
          </table:table-cell>
          <table:table-cell office:value-type="float" office:value="161.371384642732" calcext:value-type="float">
            <text:p>161.371384642732</text:p>
          </table:table-cell>
          <table:table-cell office:value-type="float" office:value="13.7361069330675" calcext:value-type="float">
            <text:p>13.736106933067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50" calcext:value-type="float">
            <text:p>15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89203306834" calcext:value-type="float">
            <text:p>228920330683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809.364477" calcext:value-type="float">
            <text:p>809.36447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49.69983661331" calcext:value-type="float">
            <text:p>149.69983661331</text:p>
          </table:table-cell>
          <table:table-cell office:value-type="float" office:value="65.9838695085966" calcext:value-type="float">
            <text:p>65.9838695085966</text:p>
          </table:table-cell>
          <table:table-cell office:value-type="float" office:value="58.6209928761732" calcext:value-type="float">
            <text:p>58.6209928761732</text:p>
          </table:table-cell>
          <table:table-cell office:value-type="float" office:value="37.1835291987272" calcext:value-type="float">
            <text:p>37.1835291987272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89148389097" calcext:value-type="float">
            <text:p>2289148389097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134.138622" calcext:value-type="float">
            <text:p>134.1386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36.4959295826416" calcext:value-type="float">
            <text:p>36.4959295826416</text:p>
          </table:table-cell>
          <table:table-cell office:value-type="float" office:value="-21.6012544603352" calcext:value-type="float">
            <text:p>-21.6012544603352</text:p>
          </table:table-cell>
          <table:table-cell office:value-type="float" office:value="-57.2497825861273" calcext:value-type="float">
            <text:p>-57.2497825861273</text:p>
          </table:table-cell>
          <table:table-cell office:value-type="float" office:value="42.8773696715781" calcext:value-type="float">
            <text:p>42.8773696715781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1925953700" calcext:value-type="float">
            <text:p>2291925953700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13811.364882" calcext:value-type="float">
            <text:p>13811.36488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81.547296601956" calcext:value-type="float">
            <text:p>181.547296601956</text:p>
          </table:table-cell>
          <table:table-cell office:value-type="float" office:value="137.255632622779" calcext:value-type="float">
            <text:p>137.255632622779</text:p>
          </table:table-cell>
          <table:table-cell office:value-type="float" office:value="138.945539419155" calcext:value-type="float">
            <text:p>138.945539419155</text:p>
          </table:table-cell>
          <table:table-cell office:value-type="float" office:value="19.3298284954841" calcext:value-type="float">
            <text:p>19.3298284954841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89321180313" calcext:value-type="float">
            <text:p>228932118031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4774.697033" calcext:value-type="float">
            <text:p>4774.69703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64.595394304572" calcext:value-type="float">
            <text:p>164.595394304572</text:p>
          </table:table-cell>
          <table:table-cell office:value-type="float" office:value="130.593209653851" calcext:value-type="float">
            <text:p>130.593209653851</text:p>
          </table:table-cell>
          <table:table-cell office:value-type="float" office:value="120.373199750782" calcext:value-type="float">
            <text:p>120.373199750782</text:p>
          </table:table-cell>
          <table:table-cell office:value-type="float" office:value="25.249201249547" calcext:value-type="float">
            <text:p>25.249201249547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9263033643" calcext:value-type="float">
            <text:p>228926303364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5484.409917" calcext:value-type="float">
            <text:p>5484.40991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55.008660703972" calcext:value-type="float">
            <text:p>155.008660703972</text:p>
          </table:table-cell>
          <table:table-cell office:value-type="float" office:value="112.370213044803" calcext:value-type="float">
            <text:p>112.370213044803</text:p>
          </table:table-cell>
          <table:table-cell office:value-type="float" office:value="119.509731804619" calcext:value-type="float">
            <text:p>119.509731804619</text:p>
          </table:table-cell>
          <table:table-cell office:value-type="float" office:value="14.4085579222514" calcext:value-type="float">
            <text:p>14.4085579222514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5742016022" calcext:value-type="float">
            <text:p>2295742016022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27663.176718" calcext:value-type="float">
            <text:p>27663.17671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69.463972487204" calcext:value-type="float">
            <text:p>269.463972487204</text:p>
          </table:table-cell>
          <table:table-cell office:value-type="float" office:value="100.6292443392" calcext:value-type="float">
            <text:p>100.6292443392</text:p>
          </table:table-cell>
          <table:table-cell office:value-type="float" office:value="71.1990334118087" calcext:value-type="float">
            <text:p>71.1990334118087</text:p>
          </table:table-cell>
          <table:table-cell office:value-type="float" office:value="53.8397081927846" calcext:value-type="float">
            <text:p>53.8397081927846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5712140124" calcext:value-type="float">
            <text:p>2295712140124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20236.331723" calcext:value-type="float">
            <text:p>20236.33172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67.337375559011" calcext:value-type="float">
            <text:p>267.337375559011</text:p>
          </table:table-cell>
          <table:table-cell office:value-type="float" office:value="247.586255354387" calcext:value-type="float">
            <text:p>247.586255354387</text:p>
          </table:table-cell>
          <table:table-cell office:value-type="float" office:value="203.219920324217" calcext:value-type="float">
            <text:p>203.219920324217</text:p>
          </table:table-cell>
          <table:table-cell office:value-type="float" office:value="52.4484821771167" calcext:value-type="float">
            <text:p>52.4484821771167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02782731016" calcext:value-type="float">
            <text:p>2302782731016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17657.227028" calcext:value-type="float">
            <text:p>17657.22702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07.495208717472" calcext:value-type="float">
            <text:p>207.495208717472</text:p>
          </table:table-cell>
          <table:table-cell office:value-type="float" office:value="-5.42014420816312" calcext:value-type="float">
            <text:p>-5.42014420816312</text:p>
          </table:table-cell>
          <table:table-cell office:value-type="float" office:value="-34.9346247941297" calcext:value-type="float">
            <text:p>-34.9346247941297</text:p>
          </table:table-cell>
          <table:table-cell office:value-type="float" office:value="58.5187119440662" calcext:value-type="float">
            <text:p>58.5187119440662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style-name="ce193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5773113254" calcext:value-type="float">
            <text:p>2295773113254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4" office:value-type="float" office:value="41680.533165" calcext:value-type="float">
            <text:p>41680.53316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7.082915214627" calcext:value-type="float">
            <text:p>167.082915214627</text:p>
          </table:table-cell>
          <table:table-cell office:value-type="float" office:value="125.062106648413" calcext:value-type="float">
            <text:p>125.062106648413</text:p>
          </table:table-cell>
          <table:table-cell office:value-type="float" office:value="101.421202826375" calcext:value-type="float">
            <text:p>101.421202826375</text:p>
          </table:table-cell>
          <table:table-cell office:value-type="float" office:value="30.7890479795182" calcext:value-type="float">
            <text:p>30.7890479795182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295684743375" calcext:value-type="float">
            <text:p>2295684743375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45331.658856" calcext:value-type="float">
            <text:p>45331.658856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table:style-name="ce164" office:value-type="float" office:value="164.935874565781" calcext:value-type="float">
            <text:p>164.935874565781</text:p>
          </table:table-cell>
          <table:table-cell office:value-type="float" office:value="130.444312478913" calcext:value-type="float">
            <text:p>130.444312478913</text:p>
          </table:table-cell>
          <table:table-cell office:value-type="float" office:value="127.586983697472" calcext:value-type="float">
            <text:p>127.586983697472</text:p>
          </table:table-cell>
          <table:table-cell office:value-type="float" office:value="16.4196315533686" calcext:value-type="float">
            <text:p>16.4196315533686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5801787563" calcext:value-type="float">
            <text:p>2295801787563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8453.797096" calcext:value-type="float">
            <text:p>28453.79709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42.631975825804" calcext:value-type="float">
            <text:p>142.631975825804</text:p>
          </table:table-cell>
          <table:table-cell office:value-type="float" office:value="49.3411986684581" calcext:value-type="float">
            <text:p>49.3411986684581</text:p>
          </table:table-cell>
          <table:table-cell office:value-type="float" office:value="59.3364682940936" calcext:value-type="float">
            <text:p>59.3364682940936</text:p>
          </table:table-cell>
          <table:table-cell office:value-type="float" office:value="22.1323998332225" calcext:value-type="float">
            <text:p>22.1323998332225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5828983783" calcext:value-type="float">
            <text:p>2295828983783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1578.648497" calcext:value-type="float">
            <text:p>11578.64849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37.539658269767" calcext:value-type="float">
            <text:p>137.539658269767</text:p>
          </table:table-cell>
          <table:table-cell office:value-type="float" office:value="-573.73294778987" calcext:value-type="float">
            <text:p>-573.73294778987</text:p>
          </table:table-cell>
          <table:table-cell office:value-type="float" office:value="-575.58398319733" calcext:value-type="float">
            <text:p>-575.58398319733</text:p>
          </table:table-cell>
          <table:table-cell office:value-type="float" office:value="17.8266911154956" calcext:value-type="float">
            <text:p>17.8266911154956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03752440811" calcext:value-type="float">
            <text:p>2303752440811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109.999554" calcext:value-type="float">
            <text:p>2109.99955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-62.2832919538476" calcext:value-type="float">
            <text:p>-62.2832919538476</text:p>
          </table:table-cell>
          <table:table-cell office:value-type="float" office:value="-132.415758411035" calcext:value-type="float">
            <text:p>-132.415758411035</text:p>
          </table:table-cell>
          <table:table-cell office:value-type="float" office:value="-132.411417858104" calcext:value-type="float">
            <text:p>-132.411417858104</text:p>
          </table:table-cell>
          <table:table-cell office:value-type="float" office:value="4.40557858590814" calcext:value-type="float">
            <text:p>4.40557858590814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193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289384530357" calcext:value-type="float">
            <text:p>2289384530357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500" calcext:value-type="float">
            <text:p>500</text:p>
          </table:table-cell>
          <table:table-cell table:style-name="ce149" office:value-type="float" office:value="0.5" calcext:value-type="float">
            <text:p>0.5</text:p>
          </table:table-cell>
          <table:table-cell table:style-name="ce156" office:value-type="float" office:value="8044.215785" calcext:value-type="float">
            <text:p>8044.215785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274.723978094625" calcext:value-type="float">
            <text:p>274.723978094625</text:p>
          </table:table-cell>
          <table:table-cell table:style-name="ce170" office:value-type="float" office:value="261.94507189579" calcext:value-type="float">
            <text:p>261.94507189579</text:p>
          </table:table-cell>
          <table:table-cell table:style-name="ce176" office:value-type="float" office:value="256.29584412356" calcext:value-type="float">
            <text:p>256.29584412356</text:p>
          </table:table-cell>
          <table:table-cell table:style-name="ce131" office:value-type="float" office:value="15.8994055328539" calcext:value-type="float">
            <text:p>15.8994055328539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289443530024" calcext:value-type="float">
            <text:p>2289443530024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149" office:value-type="float" office:value="0.5" calcext:value-type="float">
            <text:p>0.5</text:p>
          </table:table-cell>
          <table:table-cell table:style-name="ce156" office:value-type="float" office:value="16985.756993" calcext:value-type="float">
            <text:p>16985.756993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175.9923125673" calcext:value-type="float">
            <text:p>175.9923125673</text:p>
          </table:table-cell>
          <table:table-cell table:style-name="ce170" office:value-type="float" office:value="139.665389209804" calcext:value-type="float">
            <text:p>139.665389209804</text:p>
          </table:table-cell>
          <table:table-cell table:style-name="ce176" office:value-type="float" office:value="118.960533367438" calcext:value-type="float">
            <text:p>118.960533367438</text:p>
          </table:table-cell>
          <table:table-cell table:style-name="ce131" office:value-type="float" office:value="29.8810340261003" calcext:value-type="float">
            <text:p>29.8810340261003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289384530357" calcext:value-type="float">
            <text:p>52289384530357</text:p>
          </table:table-cell>
          <table:table-cell office:value-type="float" office:value="5" calcext:value-type="float">
            <text:p>5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4875.440881" calcext:value-type="float">
            <text:p>24875.44088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62.5957390228267" calcext:value-type="float">
            <text:p>62.5957390228267</text:p>
          </table:table-cell>
          <table:table-cell office:value-type="float" office:value="49.5840406068056" calcext:value-type="float">
            <text:p>49.5840406068056</text:p>
          </table:table-cell>
          <table:table-cell office:value-type="float" office:value="46.8105724160657" calcext:value-type="float">
            <text:p>46.8105724160657</text:p>
          </table:table-cell>
          <table:table-cell office:value-type="float" office:value="5.60800405951005" calcext:value-type="float">
            <text:p>5.6080040595100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table:style-name="ce130" office:value-type="float" office:value="41" calcext:value-type="float">
            <text:p>41</text:p>
          </table:table-cell>
          <table:table-cell table:style-name="ce130" office:value-type="float" office:value="2291950921733" calcext:value-type="float">
            <text:p>2291950921733</text:p>
          </table:table-cell>
          <table:table-cell table:style-name="ce130" office:value-type="float" office:value="2" calcext:value-type="float">
            <text:p>2</text:p>
          </table:table-cell>
          <table:table-cell table:style-name="ce138" office:value-type="float" office:value="0.01" calcext:value-type="float">
            <text:p>0.01</text:p>
          </table:table-cell>
          <table:table-cell table:style-name="ce130" office:value-type="float" office:value="400" calcext:value-type="float">
            <text:p>4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30" office:value-type="float" office:value="500" calcext:value-type="float">
            <text:p>500</text:p>
          </table:table-cell>
          <table:table-cell table:style-name="ce150" office:value-type="float" office:value="0.5" calcext:value-type="float">
            <text:p>0.5</text:p>
          </table:table-cell>
          <table:table-cell table:style-name="ce157" office:value-type="float" office:value="30139.205586" calcext:value-type="float">
            <text:p>30139.205586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400" calcext:value-type="float">
            <text:p>400</text:p>
          </table:table-cell>
          <table:table-cell table:style-name="ce165" office:value-type="float" office:value="282.576267194893" calcext:value-type="float">
            <text:p>282.576267194893</text:p>
          </table:table-cell>
          <table:table-cell table:style-name="ce171" office:value-type="float" office:value="255.304106733819" calcext:value-type="float">
            <text:p>255.304106733819</text:p>
          </table:table-cell>
          <table:table-cell table:style-name="ce177" office:value-type="float" office:value="256.753821849509" calcext:value-type="float">
            <text:p>256.753821849509</text:p>
          </table:table-cell>
          <table:table-cell table:style-name="ce130" office:value-type="float" office:value="23.0891226198083" calcext:value-type="float">
            <text:p>23.0891226198083</text:p>
          </table:table-cell>
          <table:table-cell table:style-name="ce130" office:value-type="float" office:value="1" calcext:value-type="float">
            <text:p>1</text:p>
          </table:table-cell>
          <table:table-cell table:style-name="ce183" office:value-type="float" office:value="100" calcext:value-type="float">
            <text:p>100</text:p>
          </table:table-cell>
          <table:table-cell table:style-name="ce189"/>
          <table:table-cell table:style-name="ce195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9451.925294" calcext:value-type="float">
            <text:p>19451.92529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76.22815203335" calcext:value-type="float">
            <text:p>276.22815203335</text:p>
          </table:table-cell>
          <table:table-cell office:value-type="float" office:value="263.598278670218" calcext:value-type="float">
            <text:p>263.598278670218</text:p>
          </table:table-cell>
          <table:table-cell office:value-type="float" office:value="256.169142315523" calcext:value-type="float">
            <text:p>256.169142315523</text:p>
          </table:table-cell>
          <table:table-cell office:value-type="float" office:value="14.9648693695869" calcext:value-type="float">
            <text:p>14.9648693695869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289508891331" calcext:value-type="float">
            <text:p>228950889133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059.247159" calcext:value-type="float">
            <text:p>1059.247159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style-name="ce164" office:value-type="float" office:value="-17.7105757029896" calcext:value-type="float">
            <text:p>-17.7105757029896</text:p>
          </table:table-cell>
          <table:table-cell table:number-columns-repeated="2" office:value-type="float" office:value="-85.4254783288283" calcext:value-type="float">
            <text:p>-85.4254783288283</text:p>
          </table:table-cell>
          <table:table-cell office:value-type="float" office:value="42.7584568270906" calcext:value-type="float">
            <text:p>42.758456827090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00680881" calcext:value-type="float">
            <text:p>640068088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789.406557" calcext:value-type="float">
            <text:p>789.40655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06.800471148307" calcext:value-type="float">
            <text:p>106.800471148307</text:p>
          </table:table-cell>
          <table:table-cell office:value-type="float" office:value="-60.9307325023238" calcext:value-type="float">
            <text:p>-60.9307325023238</text:p>
          </table:table-cell>
          <table:table-cell office:value-type="float" office:value="-21.0083750176829" calcext:value-type="float">
            <text:p>-21.0083750176829</text:p>
          </table:table-cell>
          <table:table-cell office:value-type="float" office:value="56.1550330598161" calcext:value-type="float">
            <text:p>56.1550330598161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398894595" calcext:value-type="float">
            <text:p>639889459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429.694243" calcext:value-type="float">
            <text:p>429.69424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56.6670025215221" calcext:value-type="float">
            <text:p>56.6670025215221</text:p>
          </table:table-cell>
          <table:table-cell office:value-type="float" office:value="14.4172656624189" calcext:value-type="float">
            <text:p>14.4172656624189</text:p>
          </table:table-cell>
          <table:table-cell office:value-type="float" office:value="12.3783475021483" calcext:value-type="float">
            <text:p>12.3783475021483</text:p>
          </table:table-cell>
          <table:table-cell office:value-type="float" office:value="18.3332576864208" calcext:value-type="float">
            <text:p>18.333257686420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02171926" calcext:value-type="float">
            <text:p>6402171926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3675.003798" calcext:value-type="float">
            <text:p>3675.00379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32.636283195662" calcext:value-type="float">
            <text:p>232.636283195662</text:p>
          </table:table-cell>
          <table:table-cell office:value-type="float" office:value="195.864619338307" calcext:value-type="float">
            <text:p>195.864619338307</text:p>
          </table:table-cell>
          <table:table-cell office:value-type="float" office:value="163.866622820425" calcext:value-type="float">
            <text:p>163.866622820425</text:p>
          </table:table-cell>
          <table:table-cell office:value-type="float" office:value="40.2177686011078" calcext:value-type="float">
            <text:p>40.217768601107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403149655" calcext:value-type="float">
            <text:p>640314965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10840.150447" calcext:value-type="float">
            <text:p>10840.15044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36.5773038134245" calcext:value-type="float">
            <text:p>36.5773038134245</text:p>
          </table:table-cell>
          <table:table-cell office:value-type="float" office:value="5.54372502443601" calcext:value-type="float">
            <text:p>5.54372502443601</text:p>
          </table:table-cell>
          <table:table-cell office:value-type="float" office:value="7.43200193494461" calcext:value-type="float">
            <text:p>7.43200193494461</text:p>
          </table:table-cell>
          <table:table-cell office:value-type="float" office:value="11.3066347183675" calcext:value-type="float">
            <text:p>11.306634718367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405068848" calcext:value-type="float">
            <text:p>6405068848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11969.14827" calcext:value-type="float">
            <text:p>11969.1482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69.659473557744" calcext:value-type="float">
            <text:p>169.659473557744</text:p>
          </table:table-cell>
          <table:table-cell office:value-type="float" office:value="107.853342522097" calcext:value-type="float">
            <text:p>107.853342522097</text:p>
          </table:table-cell>
          <table:table-cell office:value-type="float" office:value="98.3513000887479" calcext:value-type="float">
            <text:p>98.3513000887479</text:p>
          </table:table-cell>
          <table:table-cell office:value-type="float" office:value="28.2642086405837" calcext:value-type="float">
            <text:p>28.2642086405837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04142523" calcext:value-type="float">
            <text:p>640414252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7235.30246" calcext:value-type="float">
            <text:p>7235.3024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44.561267032285" calcext:value-type="float">
            <text:p>144.561267032285</text:p>
          </table:table-cell>
          <table:table-cell office:value-type="float" office:value="100.480688629195" calcext:value-type="float">
            <text:p>100.480688629195</text:p>
          </table:table-cell>
          <table:table-cell office:value-type="float" office:value="111.559698972501" calcext:value-type="float">
            <text:p>111.559698972501</text:p>
          </table:table-cell>
          <table:table-cell office:value-type="float" office:value="23.5661093973602" calcext:value-type="float">
            <text:p>23.5661093973602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table:style-name="ce131" office:value-type="float" office:value="102" calcext:value-type="float">
            <text:p>102</text:p>
          </table:table-cell>
          <table:table-cell table:style-name="ce131" office:value-type="float" office:value="2287189634114" calcext:value-type="float">
            <text:p>2287189634114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500" calcext:value-type="float">
            <text:p>500</text:p>
          </table:table-cell>
          <table:table-cell table:style-name="ce149" office:value-type="float" office:value="0.7" calcext:value-type="float">
            <text:p>0.7</text:p>
          </table:table-cell>
          <table:table-cell table:style-name="ce156" office:value-type="float" office:value="14804.552606" calcext:value-type="float">
            <text:p>14804.552606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258.153172637361" calcext:value-type="float">
            <text:p>258.153172637361</text:p>
          </table:table-cell>
          <table:table-cell table:style-name="ce170" office:value-type="float" office:value="222.531079840665" calcext:value-type="float">
            <text:p>222.531079840665</text:p>
          </table:table-cell>
          <table:table-cell table:style-name="ce176" office:value-type="float" office:value="188.701614810058" calcext:value-type="float">
            <text:p>188.701614810058</text:p>
          </table:table-cell>
          <table:table-cell table:style-name="ce131" office:value-type="float" office:value="44.6341895901399" calcext:value-type="float">
            <text:p>44.6341895901399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table:style-name="ce131" office:value-type="float" office:value="103" calcext:value-type="float">
            <text:p>103</text:p>
          </table:table-cell>
          <table:table-cell table:style-name="ce131" office:value-type="float" office:value="2287223764251" calcext:value-type="float">
            <text:p>2287223764251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149" office:value-type="float" office:value="0.7" calcext:value-type="float">
            <text:p>0.7</text:p>
          </table:table-cell>
          <table:table-cell table:style-name="ce156" office:value-type="float" office:value="26793.03919" calcext:value-type="float">
            <text:p>26793.03919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173.426003372456" calcext:value-type="float">
            <text:p>173.426003372456</text:p>
          </table:table-cell>
          <table:table-cell table:style-name="ce170" office:value-type="float" office:value="144.686111032869" calcext:value-type="float">
            <text:p>144.686111032869</text:p>
          </table:table-cell>
          <table:table-cell table:style-name="ce176" office:value-type="float" office:value="147.141633486798" calcext:value-type="float">
            <text:p>147.141633486798</text:p>
          </table:table-cell>
          <table:table-cell table:style-name="ce131" office:value-type="float" office:value="11.6683925258292" calcext:value-type="float">
            <text:p>11.6683925258292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89524828615" calcext:value-type="float">
            <text:p>228952482861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15543.779846" calcext:value-type="float">
            <text:p>15543.77984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70.521519513494" calcext:value-type="float">
            <text:p>270.521519513494</text:p>
          </table:table-cell>
          <table:table-cell office:value-type="float" office:value="257.21153919382" calcext:value-type="float">
            <text:p>257.21153919382</text:p>
          </table:table-cell>
          <table:table-cell office:value-type="float" office:value="252.912291640937" calcext:value-type="float">
            <text:p>252.912291640937</text:p>
          </table:table-cell>
          <table:table-cell office:value-type="float" office:value="11.076982111228" calcext:value-type="float">
            <text:p>11.07698211122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89586500297" calcext:value-type="float">
            <text:p>2289586500297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35627.50766" calcext:value-type="float">
            <text:p>35627.5076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90.457035574898" calcext:value-type="float">
            <text:p>190.457035574898</text:p>
          </table:table-cell>
          <table:table-cell office:value-type="float" office:value="174.958457716812" calcext:value-type="float">
            <text:p>174.958457716812</text:p>
          </table:table-cell>
          <table:table-cell office:value-type="float" office:value="174.794700060182" calcext:value-type="float">
            <text:p>174.794700060182</text:p>
          </table:table-cell>
          <table:table-cell office:value-type="float" office:value="9.88897332055118" calcext:value-type="float">
            <text:p>9.8889733205511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style-name="ce131"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99962801" calcext:value-type="float">
            <text:p>639996280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712.129582" calcext:value-type="float">
            <text:p>712.12958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21.154146510602" calcext:value-type="float">
            <text:p>121.154146510602</text:p>
          </table:table-cell>
          <table:table-cell office:value-type="float" office:value="6.18092086715268" calcext:value-type="float">
            <text:p>6.18092086715268</text:p>
          </table:table-cell>
          <table:table-cell office:value-type="float" office:value="27.7428528709062" calcext:value-type="float">
            <text:p>27.7428528709062</text:p>
          </table:table-cell>
          <table:table-cell office:value-type="float" office:value="43.8823334405325" calcext:value-type="float">
            <text:p>43.882333440532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style-name="ce131"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401037224" calcext:value-type="float">
            <text:p>640103722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523.16521" calcext:value-type="float">
            <text:p>523.1652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40.6890803325762" calcext:value-type="float">
            <text:p>40.6890803325762</text:p>
          </table:table-cell>
          <table:table-cell office:value-type="float" office:value="5.99058534629313" calcext:value-type="float">
            <text:p>5.99058534629313</text:p>
          </table:table-cell>
          <table:table-cell office:value-type="float" office:value="-18.3797645392931" calcext:value-type="float">
            <text:p>-18.3797645392931</text:p>
          </table:table-cell>
          <table:table-cell office:value-type="float" office:value="46.7811712266856" calcext:value-type="float">
            <text:p>46.781171226685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02388579" calcext:value-type="float">
            <text:p>640238857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4446.094448" calcext:value-type="float">
            <text:p>4446.09444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20.270059774251" calcext:value-type="float">
            <text:p>120.270059774251</text:p>
          </table:table-cell>
          <table:table-cell office:value-type="float" office:value="82.4464943052785" calcext:value-type="float">
            <text:p>82.4464943052785</text:p>
          </table:table-cell>
          <table:table-cell office:value-type="float" office:value="82.6303293763542" calcext:value-type="float">
            <text:p>82.6303293763542</text:p>
          </table:table-cell>
          <table:table-cell office:value-type="float" office:value="19.2794595730628" calcext:value-type="float">
            <text:p>19.279459573062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03492914" calcext:value-type="float">
            <text:p>640349291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5595.843583" calcext:value-type="float">
            <text:p>5595.84358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93.6159553582565" calcext:value-type="float">
            <text:p>93.6159553582565</text:p>
          </table:table-cell>
          <table:table-cell office:value-type="float" office:value="59.6206770051264" calcext:value-type="float">
            <text:p>59.6206770051264</text:p>
          </table:table-cell>
          <table:table-cell office:value-type="float" office:value="56.0287394744323" calcext:value-type="float">
            <text:p>56.0287394744323</text:p>
          </table:table-cell>
          <table:table-cell office:value-type="float" office:value="19.0206646134888" calcext:value-type="float">
            <text:p>19.020664613488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405310643" calcext:value-type="float">
            <text:p>640531064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6484.343599" calcext:value-type="float">
            <text:p>6484.34359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62.249704055664" calcext:value-type="float">
            <text:p>262.249704055664</text:p>
          </table:table-cell>
          <table:table-cell office:value-type="float" office:value="227.204452980188" calcext:value-type="float">
            <text:p>227.204452980188</text:p>
          </table:table-cell>
          <table:table-cell office:value-type="float" office:value="212.266234693274" calcext:value-type="float">
            <text:p>212.266234693274</text:p>
          </table:table-cell>
          <table:table-cell office:value-type="float" office:value="27.1077100016567" calcext:value-type="float">
            <text:p>27.1077100016567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04474504" calcext:value-type="float">
            <text:p>640447450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6912.688567" calcext:value-type="float">
            <text:p>6912.68856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53.066363004525" calcext:value-type="float">
            <text:p>153.066363004525</text:p>
          </table:table-cell>
          <table:table-cell office:value-type="float" office:value="131.494901972994" calcext:value-type="float">
            <text:p>131.494901972994</text:p>
          </table:table-cell>
          <table:table-cell office:value-type="float" office:value="129.088555253778" calcext:value-type="float">
            <text:p>129.088555253778</text:p>
          </table:table-cell>
          <table:table-cell office:value-type="float" office:value="14.6891886591526" calcext:value-type="float">
            <text:p>14.689188659152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table:style-name="ce131" office:value-type="float" office:value="132" calcext:value-type="float">
            <text:p>132</text:p>
          </table:table-cell>
          <table:table-cell table:style-name="ce131" office:value-type="float" office:value="2287198420634" calcext:value-type="float">
            <text:p>2287198420634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500" calcext:value-type="float">
            <text:p>500</text:p>
          </table:table-cell>
          <table:table-cell table:style-name="ce149" office:value-type="float" office:value="0.8" calcext:value-type="float">
            <text:p>0.8</text:p>
          </table:table-cell>
          <table:table-cell table:style-name="ce156" office:value-type="float" office:value="15014.121405" calcext:value-type="float">
            <text:p>15014.121405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174.845057473023" calcext:value-type="float">
            <text:p>174.845057473023</text:p>
          </table:table-cell>
          <table:table-cell table:style-name="ce170" office:value-type="float" office:value="143.14487284563" calcext:value-type="float">
            <text:p>143.14487284563</text:p>
          </table:table-cell>
          <table:table-cell table:style-name="ce176" office:value-type="float" office:value="142.460677720846" calcext:value-type="float">
            <text:p>142.460677720846</text:p>
          </table:table-cell>
          <table:table-cell table:style-name="ce131" office:value-type="float" office:value="21.4898208847513" calcext:value-type="float">
            <text:p>21.4898208847513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table:style-name="ce131" office:value-type="float" office:value="133" calcext:value-type="float">
            <text:p>133</text:p>
          </table:table-cell>
          <table:table-cell table:style-name="ce131" office:value-type="float" office:value="2287236024882" calcext:value-type="float">
            <text:p>2287236024882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149" office:value-type="float" office:value="0.8" calcext:value-type="float">
            <text:p>0.8</text:p>
          </table:table-cell>
          <table:table-cell table:style-name="ce156" office:value-type="float" office:value="29568.566618" calcext:value-type="float">
            <text:p>29568.566618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120.867088701494" calcext:value-type="float">
            <text:p>120.867088701494</text:p>
          </table:table-cell>
          <table:table-cell table:style-name="ce170" office:value-type="float" office:value="95.5263870338506" calcext:value-type="float">
            <text:p>95.5263870338506</text:p>
          </table:table-cell>
          <table:table-cell table:style-name="ce176" office:value-type="float" office:value="89.5846723727768" calcext:value-type="float">
            <text:p>89.5846723727768</text:p>
          </table:table-cell>
          <table:table-cell table:style-name="ce131" office:value-type="float" office:value="20.7895216771314" calcext:value-type="float">
            <text:p>20.7895216771314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89603491094" calcext:value-type="float">
            <text:p>228960349109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38989.922306" calcext:value-type="float">
            <text:p>38989.92230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02.90577667525" calcext:value-type="float">
            <text:p>202.90577667525</text:p>
          </table:table-cell>
          <table:table-cell office:value-type="float" office:value="176.994932558399" calcext:value-type="float">
            <text:p>176.994932558399</text:p>
          </table:table-cell>
          <table:table-cell office:value-type="float" office:value="173.786965757233" calcext:value-type="float">
            <text:p>173.786965757233</text:p>
          </table:table-cell>
          <table:table-cell office:value-type="float" office:value="18.1592704286833" calcext:value-type="float">
            <text:p>18.1592704286833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89538816485" calcext:value-type="float">
            <text:p>228953881648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8" calcext:value-type="float">
            <text:p>0.8</text:p>
          </table:table-cell>
          <table:table-cell table:style-name="ce155" office:value-type="float" office:value="20014.674528" calcext:value-type="float">
            <text:p>20014.67452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66.084557712884" calcext:value-type="float">
            <text:p>166.084557712884</text:p>
          </table:table-cell>
          <table:table-cell office:value-type="float" office:value="149.420077481463" calcext:value-type="float">
            <text:p>149.420077481463</text:p>
          </table:table-cell>
          <table:table-cell office:value-type="float" office:value="138.962716108565" calcext:value-type="float">
            <text:p>138.962716108565</text:p>
          </table:table-cell>
          <table:table-cell office:value-type="float" office:value="14.8826294282405" calcext:value-type="float">
            <text:p>14.882629428240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01910678" calcext:value-type="float">
            <text:p>6401910678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252.31704" calcext:value-type="float">
            <text:p>252.3170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7.9245168996865" calcext:value-type="float">
            <text:p>27.9245168996865</text:p>
          </table:table-cell>
          <table:table-cell office:value-type="float" office:value="-8.12919077499273" calcext:value-type="float">
            <text:p>-8.12919077499273</text:p>
          </table:table-cell>
          <table:table-cell office:value-type="float" office:value="-43.834287984027" calcext:value-type="float">
            <text:p>-43.834287984027</text:p>
          </table:table-cell>
          <table:table-cell office:value-type="float" office:value="44.5388021509245" calcext:value-type="float">
            <text:p>44.538802150924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400331685" calcext:value-type="float">
            <text:p>640033168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119.552016" calcext:value-type="float">
            <text:p>119.55201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-61.9972994732935" calcext:value-type="float">
            <text:p>-61.9972994732935</text:p>
          </table:table-cell>
          <table:table-cell office:value-type="float" office:value="-134.628046557489" calcext:value-type="float">
            <text:p>-134.628046557489</text:p>
          </table:table-cell>
          <table:table-cell office:value-type="float" office:value="-134.547047374588" calcext:value-type="float">
            <text:p>-134.547047374588</text:p>
          </table:table-cell>
          <table:table-cell office:value-type="float" office:value="28.7996537840234" calcext:value-type="float">
            <text:p>28.7996537840234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02805501" calcext:value-type="float">
            <text:p>640280550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2873.416922" calcext:value-type="float">
            <text:p>2873.4169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83.8759905855682" calcext:value-type="float">
            <text:p>83.8759905855682</text:p>
          </table:table-cell>
          <table:table-cell office:value-type="float" office:value="19.3611229263514" calcext:value-type="float">
            <text:p>19.3611229263514</text:p>
          </table:table-cell>
          <table:table-cell office:value-type="float" office:value="37.8417657803002" calcext:value-type="float">
            <text:p>37.8417657803002</text:p>
          </table:table-cell>
          <table:table-cell office:value-type="float" office:value="27.1235518484546" calcext:value-type="float">
            <text:p>27.123551848454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403820972" calcext:value-type="float">
            <text:p>6403820972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1890.360586" calcext:value-type="float">
            <text:p>1890.36058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74.5439191089279" calcext:value-type="float">
            <text:p>74.5439191089279</text:p>
          </table:table-cell>
          <table:table-cell office:value-type="float" office:value="30.7403139686915" calcext:value-type="float">
            <text:p>30.7403139686915</text:p>
          </table:table-cell>
          <table:table-cell office:value-type="float" office:value="23.1965434349005" calcext:value-type="float">
            <text:p>23.1965434349005</text:p>
          </table:table-cell>
          <table:table-cell office:value-type="float" office:value="20.5784121921899" calcext:value-type="float">
            <text:p>20.5784121921899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05563712" calcext:value-type="float">
            <text:p>6405563712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10596.207618" calcext:value-type="float">
            <text:p>10596.20761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53.449896056559" calcext:value-type="float">
            <text:p>153.449896056559</text:p>
          </table:table-cell>
          <table:table-cell office:value-type="float" office:value="98.7977446004721" calcext:value-type="float">
            <text:p>98.7977446004721</text:p>
          </table:table-cell>
          <table:table-cell office:value-type="float" office:value="107.008423371003" calcext:value-type="float">
            <text:p>107.008423371003</text:p>
          </table:table-cell>
          <table:table-cell office:value-type="float" office:value="18.3693049795002" calcext:value-type="float">
            <text:p>18.3693049795002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04800191" calcext:value-type="float">
            <text:p>640480019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6302.837078" calcext:value-type="float">
            <text:p>6302.83707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35.328219342024" calcext:value-type="float">
            <text:p>135.328219342024</text:p>
          </table:table-cell>
          <table:table-cell office:value-type="float" office:value="113.812964286908" calcext:value-type="float">
            <text:p>113.812964286908</text:p>
          </table:table-cell>
          <table:table-cell office:value-type="float" office:value="101.407737464366" calcext:value-type="float">
            <text:p>101.407737464366</text:p>
          </table:table-cell>
          <table:table-cell office:value-type="float" office:value="20.2982916074008" calcext:value-type="float">
            <text:p>20.298291607400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table:style-name="ce130" office:value-type="float" office:value="161" calcext:value-type="float">
            <text:p>161</text:p>
          </table:table-cell>
          <table:table-cell table:style-name="ce130" office:value-type="float" office:value="2287208017163" calcext:value-type="float">
            <text:p>2287208017163</text:p>
          </table:table-cell>
          <table:table-cell table:style-name="ce130" office:value-type="float" office:value="1" calcext:value-type="float">
            <text:p>1</text:p>
          </table:table-cell>
          <table:table-cell table:style-name="ce138" office:value-type="float" office:value="0.01" calcext:value-type="float">
            <text:p>0.01</text:p>
          </table:table-cell>
          <table:table-cell table:style-name="ce130" office:value-type="float" office:value="200" calcext:value-type="float">
            <text:p>2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30" office:value-type="float" office:value="500" calcext:value-type="float">
            <text:p>500</text:p>
          </table:table-cell>
          <table:table-cell table:style-name="ce150" office:value-type="float" office:value="0.9" calcext:value-type="float">
            <text:p>0.9</text:p>
          </table:table-cell>
          <table:table-cell table:style-name="ce157" office:value-type="float" office:value="9011.934088" calcext:value-type="float">
            <text:p>9011.934088</text:p>
          </table:table-cell>
          <table:table-cell table:style-name="ce159" office:value-type="string" calcext:value-type="string">
            <text:p>True</text:p>
          </table:table-cell>
          <table:table-cell table:style-name="ce130" office:value-type="float" office:value="200" calcext:value-type="float">
            <text:p>200</text:p>
          </table:table-cell>
          <table:table-cell table:style-name="ce165" office:value-type="float" office:value="256.298822911633" calcext:value-type="float">
            <text:p>256.298822911633</text:p>
          </table:table-cell>
          <table:table-cell table:style-name="ce171" office:value-type="float" office:value="216.145610367735" calcext:value-type="float">
            <text:p>216.145610367735</text:p>
          </table:table-cell>
          <table:table-cell table:style-name="ce177" office:value-type="float" office:value="215.707191019117" calcext:value-type="float">
            <text:p>215.707191019117</text:p>
          </table:table-cell>
          <table:table-cell table:style-name="ce130" office:value-type="float" office:value="20.6990364585958" calcext:value-type="float">
            <text:p>20.6990364585958</text:p>
          </table:table-cell>
          <table:table-cell table:style-name="ce130" office:value-type="float" office:value="1" calcext:value-type="float">
            <text:p>1</text:p>
          </table:table-cell>
          <table:table-cell table:style-name="ce183" office:value-type="float" office:value="100" calcext:value-type="float">
            <text:p>100</text:p>
          </table:table-cell>
          <table:table-cell table:style-name="ce189"/>
          <table:table-cell table:style-name="ce195"/>
          <table:table-cell table:number-columns-repeated="1005"/>
        </table:table-row>
        <table:table-row table:style-name="ro1">
          <table:table-cell table:style-name="ce131" office:value-type="float" office:value="162" calcext:value-type="float">
            <text:p>162</text:p>
          </table:table-cell>
          <table:table-cell table:style-name="ce131" office:value-type="float" office:value="2287244988261" calcext:value-type="float">
            <text:p>2287244988261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200" calcext:value-type="float">
            <text:p>200</text:p>
          </table:table-cell>
          <table:table-cell table:style-name="ce143" office:value-type="float" office:value="150" calcext:value-type="float">
            <text:p>15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149" office:value-type="float" office:value="0.9" calcext:value-type="float">
            <text:p>0.9</text:p>
          </table:table-cell>
          <table:table-cell table:style-name="ce156" office:value-type="float" office:value="15645.800515" calcext:value-type="float">
            <text:p>15645.800515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200" calcext:value-type="float">
            <text:p>200</text:p>
          </table:table-cell>
          <table:table-cell table:style-name="ce164" office:value-type="float" office:value="163.76697776555" calcext:value-type="float">
            <text:p>163.76697776555</text:p>
          </table:table-cell>
          <table:table-cell table:style-name="ce170" office:value-type="float" office:value="137.388361292466" calcext:value-type="float">
            <text:p>137.388361292466</text:p>
          </table:table-cell>
          <table:table-cell table:style-name="ce176" office:value-type="float" office:value="128.06812161619" calcext:value-type="float">
            <text:p>128.06812161619</text:p>
          </table:table-cell>
          <table:table-cell table:style-name="ce131" office:value-type="float" office:value="23.5443588672355" calcext:value-type="float">
            <text:p>23.5443588672355</text:p>
          </table:table-cell>
          <table:table-cell table:style-name="ce131" office:value-type="float" office:value="1" calcext:value-type="float">
            <text:p>1</text:p>
          </table:table-cell>
          <table:table-cell table:style-name="ce182" office:value-type="float" office:value="100" calcext:value-type="float">
            <text:p>100</text:p>
          </table:table-cell>
          <table:table-cell table:style-name="ce188"/>
          <table:table-cell table:style-name="ce194"/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89621002049" calcext:value-type="float">
            <text:p>228962100204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10808.003076" calcext:value-type="float">
            <text:p>10808.00307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240.564990938247" calcext:value-type="float">
            <text:p>240.564990938247</text:p>
          </table:table-cell>
          <table:table-cell office:value-type="float" office:value="204.510014688364" calcext:value-type="float">
            <text:p>204.510014688364</text:p>
          </table:table-cell>
          <table:table-cell office:value-type="float" office:value="203.336503886118" calcext:value-type="float">
            <text:p>203.336503886118</text:p>
          </table:table-cell>
          <table:table-cell office:value-type="float" office:value="28.5163319221221" calcext:value-type="float">
            <text:p>28.5163319221221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89554170067" calcext:value-type="float">
            <text:p>2289554170067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9" calcext:value-type="float">
            <text:p>0.9</text:p>
          </table:table-cell>
          <table:table-cell table:style-name="ce155" office:value-type="float" office:value="17367.470733" calcext:value-type="float">
            <text:p>17367.47073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ce164" office:value-type="float" office:value="166.977224802508" calcext:value-type="float">
            <text:p>166.977224802508</text:p>
          </table:table-cell>
          <table:table-cell office:value-type="float" office:value="152.24585149397" calcext:value-type="float">
            <text:p>152.24585149397</text:p>
          </table:table-cell>
          <table:table-cell office:value-type="float" office:value="145.286610792341" calcext:value-type="float">
            <text:p>145.286610792341</text:p>
          </table:table-cell>
          <table:table-cell office:value-type="float" office:value="20.7540507173268" calcext:value-type="float">
            <text:p>20.754050717326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0" calcext:value-type="float">
            <text:p>10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91859736930" calcext:value-type="float">
            <text:p>2291859736930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2033.521539" calcext:value-type="float">
            <text:p>12033.52153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71.408849349404" calcext:value-type="float">
            <text:p>271.408849349404</text:p>
          </table:table-cell>
          <table:table-cell office:value-type="float" office:value="242.953765807279" calcext:value-type="float">
            <text:p>242.953765807279</text:p>
          </table:table-cell>
          <table:table-cell office:value-type="float" office:value="242.689184756037" calcext:value-type="float">
            <text:p>242.689184756037</text:p>
          </table:table-cell>
          <table:table-cell office:value-type="float" office:value="18.7289327936999" calcext:value-type="float">
            <text:p>18.7289327936999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65" calcext:value-type="float">
            <text:p>65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5598087242" calcext:value-type="float">
            <text:p>2295598087242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6787.899403" calcext:value-type="float">
            <text:p>26787.89940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61.461394278672" calcext:value-type="float">
            <text:p>261.461394278672</text:p>
          </table:table-cell>
          <table:table-cell office:value-type="float" office:value="106.187347490105" calcext:value-type="float">
            <text:p>106.187347490105</text:p>
          </table:table-cell>
          <table:table-cell office:value-type="float" office:value="103.323831144787" calcext:value-type="float">
            <text:p>103.323831144787</text:p>
          </table:table-cell>
          <table:table-cell office:value-type="float" office:value="22.4510620192695" calcext:value-type="float">
            <text:p>22.4510620192695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5626802817" calcext:value-type="float">
            <text:p>2295626802817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3169.657522" calcext:value-type="float">
            <text:p>33169.65752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58.585226348955" calcext:value-type="float">
            <text:p>258.585226348955</text:p>
          </table:table-cell>
          <table:table-cell office:value-type="float" office:value="123.460685725249" calcext:value-type="float">
            <text:p>123.460685725249</text:p>
          </table:table-cell>
          <table:table-cell office:value-type="float" office:value="125.726299480437" calcext:value-type="float">
            <text:p>125.726299480437</text:p>
          </table:table-cell>
          <table:table-cell office:value-type="float" office:value="32.9344775156584" calcext:value-type="float">
            <text:p>32.9344775156584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2941.099582" calcext:value-type="float">
            <text:p>32941.09958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42.712001020746" calcext:value-type="float">
            <text:p>242.712001020746</text:p>
          </table:table-cell>
          <table:table-cell office:value-type="float" office:value="177.116816892263" calcext:value-type="float">
            <text:p>177.116816892263</text:p>
          </table:table-cell>
          <table:table-cell office:value-type="float" office:value="185.322743934199" calcext:value-type="float">
            <text:p>185.322743934199</text:p>
          </table:table-cell>
          <table:table-cell office:value-type="float" office:value="52.3912629652571" calcext:value-type="float">
            <text:p>52.3912629652571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6810.244438" calcext:value-type="float">
            <text:p>26810.24443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27.441980957196" calcext:value-type="float">
            <text:p>227.441980957196</text:p>
          </table:table-cell>
          <table:table-cell office:value-type="float" office:value="145.65005774509" calcext:value-type="float">
            <text:p>145.65005774509</text:p>
          </table:table-cell>
          <table:table-cell office:value-type="float" office:value="147.635442544156" calcext:value-type="float">
            <text:p>147.635442544156</text:p>
          </table:table-cell>
          <table:table-cell office:value-type="float" office:value="29.2510971204976" calcext:value-type="float">
            <text:p>29.2510971204976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4937.958246" calcext:value-type="float">
            <text:p>34937.95824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80.209433612598" calcext:value-type="float">
            <text:p>180.209433612598</text:p>
          </table:table-cell>
          <table:table-cell office:value-type="float" office:value="-89.9744775476627" calcext:value-type="float">
            <text:p>-89.9744775476627</text:p>
          </table:table-cell>
          <table:table-cell office:value-type="float" office:value="10.9544368154795" calcext:value-type="float">
            <text:p>10.9544368154795</text:p>
          </table:table-cell>
          <table:table-cell office:value-type="float" office:value="108.038517313169" calcext:value-type="float">
            <text:p>108.038517313169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1029315447" calcext:value-type="float">
            <text:p>2301029315447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1690.607056" calcext:value-type="float">
            <text:p>11690.60705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30.086845395127" calcext:value-type="float">
            <text:p>130.086845395127</text:p>
          </table:table-cell>
          <table:table-cell office:value-type="float" office:value="-292.107696121272" calcext:value-type="float">
            <text:p>-292.107696121272</text:p>
          </table:table-cell>
          <table:table-cell office:value-type="float" office:value="-328.88269136102" calcext:value-type="float">
            <text:p>-328.88269136102</text:p>
          </table:table-cell>
          <table:table-cell office:value-type="float" office:value="42.646959192178" calcext:value-type="float">
            <text:p>42.646959192178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193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295544359654" calcext:value-type="float">
            <text:p>62295544359654</text:p>
          </table:table-cell>
          <table:table-cell office:value-type="float" office:value="6" calcext:value-type="float">
            <text:p>6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2556.569981" calcext:value-type="float">
            <text:p>22556.56998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00.96233658574" calcext:value-type="float">
            <text:p>100.96233658574</text:p>
          </table:table-cell>
          <table:table-cell office:value-type="float" office:value="89.4880019921486" calcext:value-type="float">
            <text:p>89.4880019921486</text:p>
          </table:table-cell>
          <table:table-cell office:value-type="float" office:value="87.2891266842119" calcext:value-type="float">
            <text:p>87.2891266842119</text:p>
          </table:table-cell>
          <table:table-cell office:value-type="float" office:value="5.94874315274082" calcext:value-type="float">
            <text:p>5.94874315274082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295516527882" calcext:value-type="float">
            <text:p>62295516527882</text:p>
          </table:table-cell>
          <table:table-cell office:value-type="float" office:value="6" calcext:value-type="float">
            <text:p>6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3168.849214" calcext:value-type="float">
            <text:p>13168.84921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58.3441680314704" calcext:value-type="float">
            <text:p>58.3441680314704</text:p>
          </table:table-cell>
          <table:table-cell office:value-type="float" office:value="45.1625217007278" calcext:value-type="float">
            <text:p>45.1625217007278</text:p>
          </table:table-cell>
          <table:table-cell office:value-type="float" office:value="42.0798240313964" calcext:value-type="float">
            <text:p>42.0798240313964</text:p>
          </table:table-cell>
          <table:table-cell office:value-type="float" office:value="7.74185241054822" calcext:value-type="float">
            <text:p>7.74185241054822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193"/>
          <table:table-cell table:style-name="ce131"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01869471853" calcext:value-type="float">
            <text:p>2301869471853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1800.127001" calcext:value-type="float">
            <text:p>21800.127001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-41.6681021137289" calcext:value-type="float">
            <text:p>-41.6681021137289</text:p>
          </table:table-cell>
          <table:table-cell office:value-type="float" office:value="-829.258784568891" calcext:value-type="float">
            <text:p>-829.258784568891</text:p>
          </table:table-cell>
          <table:table-cell office:value-type="float" office:value="-849.630043957436" calcext:value-type="float">
            <text:p>-849.630043957436</text:p>
          </table:table-cell>
          <table:table-cell office:value-type="float" office:value="57.5491477574786" calcext:value-type="float">
            <text:p>57.5491477574786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style-name="ce193" office:value-type="float" office:value="100" calcext:value-type="float">
            <text:p>100</text:p>
          </table:table-cell>
          <table:table-cell table:style-name="ce131"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5655743892" calcext:value-type="float">
            <text:p>2295655743892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985.358774" calcext:value-type="float">
            <text:p>2985.35877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-74.8063199370047" calcext:value-type="float">
            <text:p>-74.8063199370047</text:p>
          </table:table-cell>
          <table:table-cell office:value-type="float" office:value="-131.559847210934" calcext:value-type="float">
            <text:p>-131.559847210934</text:p>
          </table:table-cell>
          <table:table-cell office:value-type="float" office:value="-131.743343218711" calcext:value-type="float">
            <text:p>-131.743343218711</text:p>
          </table:table-cell>
          <table:table-cell office:value-type="float" office:value="4.00824246367966" calcext:value-type="float">
            <text:p>4.00824246367966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43443.155812" calcext:value-type="float">
            <text:p>43443.15581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77.571206401054" calcext:value-type="float">
            <text:p>177.571206401054</text:p>
          </table:table-cell>
          <table:table-cell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65" calcext:value-type="float">
            <text:p>65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91794929121" calcext:value-type="float">
            <text:p>2291794929121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0007.775985" calcext:value-type="float">
            <text:p>10007.77598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70.621877440778" calcext:value-type="float">
            <text:p>270.621877440778</text:p>
          </table:table-cell>
          <table:table-cell office:value-type="float" office:value="235.137967632104" calcext:value-type="float">
            <text:p>235.137967632104</text:p>
          </table:table-cell>
          <table:table-cell office:value-type="float" office:value="229.155814301165" calcext:value-type="float">
            <text:p>229.155814301165</text:p>
          </table:table-cell>
          <table:table-cell office:value-type="float" office:value="18.2632623698676" calcext:value-type="float">
            <text:p>18.263262369867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30" calcext:value-type="float">
            <text:p>3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5488869908" calcext:value-type="float">
            <text:p>2295488869908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5702.515972" calcext:value-type="float">
            <text:p>25702.51597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76.998908848566" calcext:value-type="float">
            <text:p>176.998908848566</text:p>
          </table:table-cell>
          <table:table-cell office:value-type="float" office:value="101.236549301077" calcext:value-type="float">
            <text:p>101.236549301077</text:p>
          </table:table-cell>
          <table:table-cell office:value-type="float" office:value="84.0193749036635" calcext:value-type="float">
            <text:p>84.0193749036635</text:p>
          </table:table-cell>
          <table:table-cell office:value-type="float" office:value="38.9251106732047" calcext:value-type="float">
            <text:p>38.9251106732047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5432360007" calcext:value-type="float">
            <text:p>2295432360007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8808.875692" calcext:value-type="float">
            <text:p>28808.87569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74.434144214125" calcext:value-type="float">
            <text:p>174.434144214125</text:p>
          </table:table-cell>
          <table:table-cell office:value-type="float" office:value="121.89662424049" calcext:value-type="float">
            <text:p>121.89662424049</text:p>
          </table:table-cell>
          <table:table-cell office:value-type="float" office:value="108.934076912095" calcext:value-type="float">
            <text:p>108.934076912095</text:p>
          </table:table-cell>
          <table:table-cell office:value-type="float" office:value="24.9081596106504" calcext:value-type="float">
            <text:p>24.9081596106504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99521567332" calcext:value-type="float">
            <text:p>229952156733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6638.521089" calcext:value-type="float">
            <text:p>26638.52108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74.276620748501" calcext:value-type="float">
            <text:p>174.276620748501</text:p>
          </table:table-cell>
          <table:table-cell office:value-type="float" office:value="126.551598463726" calcext:value-type="float">
            <text:p>126.551598463726</text:p>
          </table:table-cell>
          <table:table-cell office:value-type="float" office:value="131.457894162085" calcext:value-type="float">
            <text:p>131.457894162085</text:p>
          </table:table-cell>
          <table:table-cell office:value-type="float" office:value="24.5212065974423" calcext:value-type="float">
            <text:p>24.5212065974423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5459840273" calcext:value-type="float">
            <text:p>2295459840273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9161.628799" calcext:value-type="float">
            <text:p>29161.62879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9.167637456623" calcext:value-type="float">
            <text:p>169.167637456623</text:p>
          </table:table-cell>
          <table:table-cell office:value-type="float" office:value="61.7361965812898" calcext:value-type="float">
            <text:p>61.7361965812898</text:p>
          </table:table-cell>
          <table:table-cell office:value-type="float" office:value="96.1247532745197" calcext:value-type="float">
            <text:p>96.1247532745197</text:p>
          </table:table-cell>
          <table:table-cell office:value-type="float" office:value="44.7270522708661" calcext:value-type="float">
            <text:p>44.7270522708661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98818867762" calcext:value-type="float">
            <text:p>229881886776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1024.598023" calcext:value-type="float">
            <text:p>21024.59802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7.64899240039" calcext:value-type="float">
            <text:p>167.64899240039</text:p>
          </table:table-cell>
          <table:table-cell office:value-type="float" office:value="82.5738456272898" calcext:value-type="float">
            <text:p>82.5738456272898</text:p>
          </table:table-cell>
          <table:table-cell office:value-type="float" office:value="39.1169275358082" calcext:value-type="float">
            <text:p>39.1169275358082</text:p>
          </table:table-cell>
          <table:table-cell office:value-type="float" office:value="57.9363433030454" calcext:value-type="float">
            <text:p>57.9363433030454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31" office:value-type="float" office:value="51" calcext:value-type="float">
            <text:p>51</text:p>
          </table:table-cell>
          <table:table-cell table:style-name="ce131" office:value-type="float" office:value="2295405400446" calcext:value-type="float">
            <text:p>2295405400446</text:p>
          </table:table-cell>
          <table:table-cell table:style-name="ce131" office:value-type="float" office:value="3" calcext:value-type="float">
            <text:p>3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1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1" office:value-type="float" office:value="500" calcext:value-type="float">
            <text:p>500</text:p>
          </table:table-cell>
          <table:table-cell table:style-name="ce149" office:value-type="float" office:value="0.5" calcext:value-type="float">
            <text:p>0.5</text:p>
          </table:table-cell>
          <table:table-cell table:style-name="ce156" office:value-type="float" office:value="30903.685705" calcext:value-type="float">
            <text:p>30903.685705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400" calcext:value-type="float">
            <text:p>400</text:p>
          </table:table-cell>
          <table:table-cell table:style-name="ce164" office:value-type="float" office:value="159.891830750678" calcext:value-type="float">
            <text:p>159.891830750678</text:p>
          </table:table-cell>
          <table:table-cell table:style-name="ce170" office:value-type="float" office:value="91.7887953669967" calcext:value-type="float">
            <text:p>91.7887953669967</text:p>
          </table:table-cell>
          <table:table-cell table:style-name="ce176" office:value-type="float" office:value="70.9374981814552" calcext:value-type="float">
            <text:p>70.9374981814552</text:p>
          </table:table-cell>
          <table:table-cell table:style-name="ce131" office:value-type="float" office:value="33.1186247981105" calcext:value-type="float">
            <text:p>33.1186247981105</text:p>
          </table:table-cell>
          <table:table-cell table:style-name="ce131" office:value-type="float" office:value="2" calcext:value-type="float">
            <text:p>2</text:p>
          </table:table-cell>
          <table:table-cell table:style-name="ce182" office:value-type="float" office:value="30" calcext:value-type="float">
            <text:p>30</text:p>
          </table:table-cell>
          <table:table-cell table:style-name="ce188" office:value-type="float" office:value="65" calcext:value-type="float">
            <text:p>65</text:p>
          </table:table-cell>
          <table:table-cell table:style-name="ce194"/>
          <table:table-cell table:number-columns-repeated="1005"/>
        </table:table-row>
        <table:table-row table:style-name="ro1">
          <table:table-cell table:style-name="ce131" office:value-type="float" office:value="99" calcext:value-type="float">
            <text:p>99</text:p>
          </table:table-cell>
          <table:table-cell table:style-name="ce131" office:value-type="float" office:value="62295405400446" calcext:value-type="float">
            <text:p>62295405400446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float" office:value="0.001" calcext:value-type="float">
            <text:p>0.001</text:p>
          </table:table-cell>
          <table:table-cell table:style-name="ce131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1" office:value-type="float" office:value="500" calcext:value-type="float">
            <text:p>500</text:p>
          </table:table-cell>
          <table:table-cell table:style-name="ce149" office:value-type="float" office:value="0.5" calcext:value-type="float">
            <text:p>0.5</text:p>
          </table:table-cell>
          <table:table-cell table:style-name="ce156" office:value-type="float" office:value="17244.367211" calcext:value-type="float">
            <text:p>17244.367211</text:p>
          </table:table-cell>
          <table:table-cell table:style-name="ce160" office:value-type="string" calcext:value-type="string">
            <text:p>True</text:p>
          </table:table-cell>
          <table:table-cell table:style-name="ce131" office:value-type="float" office:value="400" calcext:value-type="float">
            <text:p>400</text:p>
          </table:table-cell>
          <table:table-cell table:style-name="ce164" office:value-type="float" office:value="72.2276634755505" calcext:value-type="float">
            <text:p>72.2276634755505</text:p>
          </table:table-cell>
          <table:table-cell table:style-name="ce170" office:value-type="float" office:value="61.3353148994429" calcext:value-type="float">
            <text:p>61.3353148994429</text:p>
          </table:table-cell>
          <table:table-cell table:style-name="ce176" office:value-type="float" office:value="63.29452671391" calcext:value-type="float">
            <text:p>63.29452671391</text:p>
          </table:table-cell>
          <table:table-cell table:style-name="ce131" office:value-type="float" office:value="5.44518032375873" calcext:value-type="float">
            <text:p>5.44518032375873</text:p>
          </table:table-cell>
          <table:table-cell table:style-name="ce131" office:value-type="float" office:value="2" calcext:value-type="float">
            <text:p>2</text:p>
          </table:table-cell>
          <table:table-cell table:style-name="ce182" office:value-type="float" office:value="30" calcext:value-type="float">
            <text:p>30</text:p>
          </table:table-cell>
          <table:table-cell table:style-name="ce188" office:value-type="float" office:value="65" calcext:value-type="float">
            <text:p>65</text:p>
          </table:table-cell>
          <table:table-cell table:style-name="ce194"/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232181546" calcext:value-type="float">
            <text:p>2300232181546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9585.44056" calcext:value-type="float">
            <text:p>9585.4405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-119.60601960149" calcext:value-type="float">
            <text:p>-119.60601960149</text:p>
          </table:table-cell>
          <table:table-cell office:value-type="float" office:value="-131.258000062349" calcext:value-type="float">
            <text:p>-131.258000062349</text:p>
          </table:table-cell>
          <table:table-cell office:value-type="float" office:value="-131.527301087082" calcext:value-type="float">
            <text:p>-131.527301087082</text:p>
          </table:table-cell>
          <table:table-cell office:value-type="float" office:value="4.04052765450997" calcext:value-type="float">
            <text:p>4.04052765450997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style-name="ce193" office:value-type="float" office:value="400" calcext:value-type="float">
            <text:p>400</text:p>
          </table:table-cell>
          <table:table-cell table:number-columns-repeated="1005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298858927399" calcext:value-type="float">
            <text:p>2298858927399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89.749437" calcext:value-type="float">
            <text:p>389.74943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ce164" office:value-type="float" office:value="-151.216984210488" calcext:value-type="float">
            <text:p>-151.216984210488</text:p>
          </table:table-cell>
          <table:table-cell table:number-columns-repeated="2" office:value-type="float" office:value="-182.49804477238" calcext:value-type="float">
            <text:p>-182.49804477238</text:p>
          </table:table-cell>
          <table:table-cell office:value-type="float" office:value="17.9537177794243" calcext:value-type="float">
            <text:p>17.9537177794243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299027162834" calcext:value-type="float">
            <text:p>2299027162834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33.740935" calcext:value-type="float">
            <text:p>333.74093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style-name="ce164" office:value-type="float" office:value="-155.354330894561" calcext:value-type="float">
            <text:p>-155.354330894561</text:p>
          </table:table-cell>
          <table:table-cell table:number-columns-repeated="2" office:value-type="float" office:value="-169.698650871109" calcext:value-type="float">
            <text:p>-169.698650871109</text:p>
          </table:table-cell>
          <table:table-cell office:value-type="float" office:value="15.4948173867326" calcext:value-type="float">
            <text:p>15.4948173867326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298777797637" calcext:value-type="float">
            <text:p>2298777797637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410.779589" calcext:value-type="float">
            <text:p>410.779589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style-name="ce164" office:value-type="float" office:value="-166.782100396794" calcext:value-type="float">
            <text:p>-166.782100396794</text:p>
          </table:table-cell>
          <table:table-cell table:number-columns-repeated="2" office:value-type="float" office:value="-174.360232318146" calcext:value-type="float">
            <text:p>-174.360232318146</text:p>
          </table:table-cell>
          <table:table-cell office:value-type="float" office:value="5.27979132164527" calcext:value-type="float">
            <text:p>5.27979132164527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59505.784172" calcext:value-type="float">
            <text:p>59505.78417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9.579412175572" calcext:value-type="float">
            <text:p>169.579412175572</text:p>
          </table:table-cell>
          <table:table-cell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30" calcext:value-type="float">
            <text:p>3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91739214047" calcext:value-type="float">
            <text:p>2291739214047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1422.971973" calcext:value-type="float">
            <text:p>11422.97197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41.107296581354" calcext:value-type="float">
            <text:p>141.107296581354</text:p>
          </table:table-cell>
          <table:table-cell office:value-type="float" office:value="119.43968612236" calcext:value-type="float">
            <text:p>119.43968612236</text:p>
          </table:table-cell>
          <table:table-cell office:value-type="float" office:value="121.329917987574" calcext:value-type="float">
            <text:p>121.329917987574</text:p>
          </table:table-cell>
          <table:table-cell office:value-type="float" office:value="11.7986729966876" calcext:value-type="float">
            <text:p>11.7986729966876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/>
          <table:table-cell table:style-name="ce193"/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5321839410" calcext:value-type="float">
            <text:p>2295321839410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0851.42862" calcext:value-type="float">
            <text:p>20851.4286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98.363204470399" calcext:value-type="float">
            <text:p>198.363204470399</text:p>
          </table:table-cell>
          <table:table-cell office:value-type="float" office:value="-76.5882241754373" calcext:value-type="float">
            <text:p>-76.5882241754373</text:p>
          </table:table-cell>
          <table:table-cell office:value-type="float" office:value="-120.474859329109" calcext:value-type="float">
            <text:p>-120.474859329109</text:p>
          </table:table-cell>
          <table:table-cell office:value-type="float" office:value="71.3325626839754" calcext:value-type="float">
            <text:p>71.3325626839754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5295787581" calcext:value-type="float">
            <text:p>2295295787581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9418.69276" calcext:value-type="float">
            <text:p>29418.69276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90.113310538157" calcext:value-type="float">
            <text:p>190.113310538157</text:p>
          </table:table-cell>
          <table:table-cell office:value-type="float" office:value="123.962276669752" calcext:value-type="float">
            <text:p>123.962276669752</text:p>
          </table:table-cell>
          <table:table-cell office:value-type="float" office:value="129.682336853902" calcext:value-type="float">
            <text:p>129.682336853902</text:p>
          </table:table-cell>
          <table:table-cell office:value-type="float" office:value="25.0666221156539" calcext:value-type="float">
            <text:p>25.0666221156539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5269733941" calcext:value-type="float">
            <text:p>2295269733941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7402.283667" calcext:value-type="float">
            <text:p>27402.283667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87.872098322326" calcext:value-type="float">
            <text:p>187.872098322326</text:p>
          </table:table-cell>
          <table:table-cell office:value-type="float" office:value="149.552005178419" calcext:value-type="float">
            <text:p>149.552005178419</text:p>
          </table:table-cell>
          <table:table-cell office:value-type="float" office:value="148.835640704314" calcext:value-type="float">
            <text:p>148.835640704314</text:p>
          </table:table-cell>
          <table:table-cell office:value-type="float" office:value="13.9035951436593" calcext:value-type="float">
            <text:p>13.9035951436593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7580987042" calcext:value-type="float">
            <text:p>229758098704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5353.123504" calcext:value-type="float">
            <text:p>25353.12350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87.510036690112" calcext:value-type="float">
            <text:p>187.510036690112</text:p>
          </table:table-cell>
          <table:table-cell office:value-type="float" office:value="107.536812958448" calcext:value-type="float">
            <text:p>107.536812958448</text:p>
          </table:table-cell>
          <table:table-cell office:value-type="float" office:value="116.444506735628" calcext:value-type="float">
            <text:p>116.444506735628</text:p>
          </table:table-cell>
          <table:table-cell office:value-type="float" office:value="41.3551001544773" calcext:value-type="float">
            <text:p>41.3551001544773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0737.93173" calcext:value-type="float">
            <text:p>30737.93173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7.744193143258" calcext:value-type="float">
            <text:p>167.744193143258</text:p>
          </table:table-cell>
          <table:table-cell office:value-type="float" office:value="143.245909535047" calcext:value-type="float">
            <text:p>143.245909535047</text:p>
          </table:table-cell>
          <table:table-cell office:value-type="float" office:value="148.896474608119" calcext:value-type="float">
            <text:p>148.896474608119</text:p>
          </table:table-cell>
          <table:table-cell office:value-type="float" office:value="10.4016605697" calcext:value-type="float">
            <text:p>10.4016605697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7729.542618" calcext:value-type="float">
            <text:p>27729.542618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65.237097867342" calcext:value-type="float">
            <text:p>165.237097867342</text:p>
          </table:table-cell>
          <table:table-cell office:value-type="float" office:value="155.879225132393" calcext:value-type="float">
            <text:p>155.879225132393</text:p>
          </table:table-cell>
          <table:table-cell office:value-type="float" office:value="154.945834218236" calcext:value-type="float">
            <text:p>154.945834218236</text:p>
          </table:table-cell>
          <table:table-cell office:value-type="float" office:value="5.37470029287934" calcext:value-type="float">
            <text:p>5.37470029287934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/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98168636587" calcext:value-type="float">
            <text:p>2298168636587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23605.723354" calcext:value-type="float">
            <text:p>23605.72335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24.278847577706" calcext:value-type="float">
            <text:p>124.278847577706</text:p>
          </table:table-cell>
          <table:table-cell office:value-type="float" office:value="-42.782390536729" calcext:value-type="float">
            <text:p>-42.782390536729</text:p>
          </table:table-cell>
          <table:table-cell office:value-type="float" office:value="-11.6586212214828" calcext:value-type="float">
            <text:p>-11.6586212214828</text:p>
          </table:table-cell>
          <table:table-cell office:value-type="float" office:value="47.7004156799416" calcext:value-type="float">
            <text:p>47.7004156799416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3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33919.556442" calcext:value-type="float">
            <text:p>33919.556442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120.898467738373" calcext:value-type="float">
            <text:p>120.898467738373</text:p>
          </table:table-cell>
          <table:table-cell office:value-type="float" office:value="93.7461637477631" calcext:value-type="float">
            <text:p>93.7461637477631</text:p>
          </table:table-cell>
          <table:table-cell office:value-type="float" office:value="99.3630909797153" calcext:value-type="float">
            <text:p>99.3630909797153</text:p>
          </table:table-cell>
          <table:table-cell office:value-type="float" office:value="10.1911750765307" calcext:value-type="float">
            <text:p>10.1911750765307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297488260241" calcext:value-type="float">
            <text:p>2297488260241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4006.774705" calcext:value-type="float">
            <text:p>14006.77470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table:style-name="ce164" office:value-type="float" office:value="77.3311641357068" calcext:value-type="float">
            <text:p>77.3311641357068</text:p>
          </table:table-cell>
          <table:table-cell office:value-type="float" office:value="56.7725562010524" calcext:value-type="float">
            <text:p>56.7725562010524</text:p>
          </table:table-cell>
          <table:table-cell office:value-type="float" office:value="22.7921856701809" calcext:value-type="float">
            <text:p>22.7921856701809</text:p>
          </table:table-cell>
          <table:table-cell office:value-type="float" office:value="41.2301097881275" calcext:value-type="float">
            <text:p>41.2301097881275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295244280154" calcext:value-type="float">
            <text:p>62295244280154</text:p>
          </table:table-cell>
          <table:table-cell office:value-type="float" office:value="6" calcext:value-type="float">
            <text:p>6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13717.566964" calcext:value-type="float">
            <text:p>13717.566964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54.2918907309059" calcext:value-type="float">
            <text:p>54.2918907309059</text:p>
          </table:table-cell>
          <table:table-cell office:value-type="float" office:value="39.1241098720304" calcext:value-type="float">
            <text:p>39.1241098720304</text:p>
          </table:table-cell>
          <table:table-cell office:value-type="float" office:value="37.2915764732498" calcext:value-type="float">
            <text:p>37.2915764732498</text:p>
          </table:table-cell>
          <table:table-cell office:value-type="float" office:value="8.7527524106954" calcext:value-type="float">
            <text:p>8.7527524106954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2297515736422" calcext:value-type="float">
            <text:p>229751573642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5198.024874" calcext:value-type="float">
            <text:p>5198.024874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table:style-name="ce164" office:value-type="float" office:value="-12.7697211829356" calcext:value-type="float">
            <text:p>-12.7697211829356</text:p>
          </table:table-cell>
          <table:table-cell office:value-type="float" office:value="-62.9403698623795" calcext:value-type="float">
            <text:p>-62.9403698623795</text:p>
          </table:table-cell>
          <table:table-cell office:value-type="float" office:value="-66.43476609305" calcext:value-type="float">
            <text:p>-66.43476609305</text:p>
          </table:table-cell>
          <table:table-cell office:value-type="float" office:value="42.9574546874935" calcext:value-type="float">
            <text:p>42.9574546874935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297548392332" calcext:value-type="float">
            <text:p>229754839233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table:style-name="ce155" office:value-type="float" office:value="4257.512169" calcext:value-type="float">
            <text:p>4257.512169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table:style-name="ce164" office:value-type="float" office:value="-14.440559099657" calcext:value-type="float">
            <text:p>-14.440559099657</text:p>
          </table:table-cell>
          <table:table-cell office:value-type="float" office:value="-80.198687075369" calcext:value-type="float">
            <text:p>-80.198687075369</text:p>
          </table:table-cell>
          <table:table-cell office:value-type="float" office:value="-89.2733181538172" calcext:value-type="float">
            <text:p>-89.2733181538172</text:p>
          </table:table-cell>
          <table:table-cell office:value-type="float" office:value="54.6482721822725" calcext:value-type="float">
            <text:p>54.6482721822725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65" calcext:value-type="float">
            <text:p>65</text:p>
          </table:table-cell>
          <table:table-cell table:style-name="ce131"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295221248791" calcext:value-type="float">
            <text:p>62295221248791</text:p>
          </table:table-cell>
          <table:table-cell office:value-type="float" office:value="6" calcext:value-type="float">
            <text:p>6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4356.506295" calcext:value-type="float">
            <text:p>4356.506295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-26.6280748968364" calcext:value-type="float">
            <text:p>-26.6280748968364</text:p>
          </table:table-cell>
          <table:table-cell office:value-type="float" office:value="-41.5546256513463" calcext:value-type="float">
            <text:p>-41.5546256513463</text:p>
          </table:table-cell>
          <table:table-cell office:value-type="float" office:value="-51.6456623234467" calcext:value-type="float">
            <text:p>-51.6456623234467</text:p>
          </table:table-cell>
          <table:table-cell office:value-type="float" office:value="12.089621558971" calcext:value-type="float">
            <text:p>12.089621558971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93"/>
          <table:table-cell table:style-name="ce131" table:number-columns-repeated="1005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297614203112" calcext:value-type="float">
            <text:p>2297614203112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525.397806" calcext:value-type="float">
            <text:p>525.397806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style-name="ce164" office:value-type="float" office:value="-82.5793790184367" calcext:value-type="float">
            <text:p>-82.5793790184367</text:p>
          </table:table-cell>
          <table:table-cell table:number-columns-repeated="2" office:value-type="float" office:value="-127.91918191467" calcext:value-type="float">
            <text:p>-127.91918191467</text:p>
          </table:table-cell>
          <table:table-cell office:value-type="float" office:value="28.7302344123262" calcext:value-type="float">
            <text:p>28.7302344123262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297955084208" calcext:value-type="float">
            <text:p>2297955084208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552.357468" calcext:value-type="float">
            <text:p>552.357468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style-name="ce164" office:value-type="float" office:value="-113.63361890505" calcext:value-type="float">
            <text:p>-113.63361890505</text:p>
          </table:table-cell>
          <table:table-cell table:number-columns-repeated="2" office:value-type="float" office:value="-134.21577973376" calcext:value-type="float">
            <text:p>-134.21577973376</text:p>
          </table:table-cell>
          <table:table-cell office:value-type="float" office:value="19.5639779923299" calcext:value-type="float">
            <text:p>19.5639779923299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193"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298131871689" calcext:value-type="float">
            <text:p>2298131871689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294.954453" calcext:value-type="float">
            <text:p>294.954453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style-name="ce164" office:value-type="float" office:value="-135.560699689806" calcext:value-type="float">
            <text:p>-135.560699689806</text:p>
          </table:table-cell>
          <table:table-cell table:number-columns-repeated="2" office:value-type="float" office:value="-162.650911261586" calcext:value-type="float">
            <text:p>-162.650911261586</text:p>
          </table:table-cell>
          <table:table-cell office:value-type="float" office:value="18.0313758576412" calcext:value-type="float">
            <text:p>18.0313758576412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3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297923120514" calcext:value-type="float">
            <text:p>2297923120514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532.627023" calcext:value-type="float">
            <text:p>532.627023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style-name="ce164" office:value-type="float" office:value="-135.779409691351" calcext:value-type="float">
            <text:p>-135.779409691351</text:p>
          </table:table-cell>
          <table:table-cell table:number-columns-repeated="2" office:value-type="float" office:value="-154.64456738288" calcext:value-type="float">
            <text:p>-154.64456738288</text:p>
          </table:table-cell>
          <table:table-cell office:value-type="float" office:value="16.1969912382612" calcext:value-type="float">
            <text:p>16.1969912382612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193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298203526999" calcext:value-type="float">
            <text:p>2298203526999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48.83425" calcext:value-type="float">
            <text:p>48.83425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ce164" office:value-type="float" office:value="-157.418212530209" calcext:value-type="float">
            <text:p>-157.418212530209</text:p>
          </table:table-cell>
          <table:table-cell table:number-columns-repeated="2" office:value-type="float" office:value="-167.251526653385" calcext:value-type="float">
            <text:p>-167.251526653385</text:p>
          </table:table-cell>
          <table:table-cell office:value-type="float" office:value="9.83331412317614" calcext:value-type="float">
            <text:p>9.83331412317614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62295195100690" calcext:value-type="float">
            <text:p>62295195100690</text:p>
          </table:table-cell>
          <table:table-cell office:value-type="float" office:value="6" calcext:value-type="float">
            <text:p>6</text:p>
          </table:table-cell>
          <table:table-cell table:style-name="ce136"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538.23207" calcext:value-type="float">
            <text:p>538.2320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  <table:table-cell table:style-name="ce164" office:value-type="float" office:value="-158.095875287462" calcext:value-type="float">
            <text:p>-158.095875287462</text:p>
          </table:table-cell>
          <table:table-cell office:value-type="float" office:value="-180.415428041379" calcext:value-type="float">
            <text:p>-180.415428041379</text:p>
          </table:table-cell>
          <table:table-cell office:value-type="float" office:value="-188.244999837285" calcext:value-type="float">
            <text:p>-188.244999837285</text:p>
          </table:table-cell>
          <table:table-cell office:value-type="float" office:value="13.894158777419" calcext:value-type="float">
            <text:p>13.894158777419</text:p>
          </table:table-cell>
          <table:table-cell office:value-type="float" office:value="2" calcext:value-type="float">
            <text:p>2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93"/>
          <table:table-cell table:number-columns-repeated="1005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97817509090" calcext:value-type="float">
            <text:p>2297817509090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64.800758" calcext:value-type="float">
            <text:p>64.800758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64" office:value-type="float" office:value="-173.950810446793" calcext:value-type="float">
            <text:p>-173.950810446793</text:p>
          </table:table-cell>
          <table:table-cell table:number-columns-repeated="2" office:value-type="float" office:value="-173.950810446793" calcext:value-type="float">
            <text:p>-173.950810446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298095649748" calcext:value-type="float">
            <text:p>2298095649748</text:p>
          </table:table-cell>
          <table:table-cell office:value-type="float" office:value="4" calcext:value-type="float">
            <text:p>4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93.710847" calcext:value-type="float">
            <text:p>93.710847</text:p>
          </table:table-cell>
          <table:table-cell table:style-name="ce158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64" office:value-type="float" office:value="-251.964371756171" calcext:value-type="float">
            <text:p>-251.964371756171</text:p>
          </table:table-cell>
          <table:table-cell table:number-columns-repeated="2" office:value-type="float" office:value="-251.964371756171" calcext:value-type="float">
            <text:p>-251.964371756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5" calcext:value-type="float">
            <text:p>0.5</text:p>
          </table:table-cell>
          <table:table-cell office:value-type="float" office:value="50137.683769" calcext:value-type="float">
            <text:p>50137.683769</text:p>
          </table:table-cell>
          <table:table-cell table:style-name="ce158"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164" office:value-type="float" office:value="256.729358624557" calcext:value-type="float">
            <text:p>256.729358624557</text:p>
          </table:table-cell>
          <table:table-cell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/>
          <table:table-cell table:style-name="ce19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2" office:value-type="float" office:value="2287523963825" calcext:value-type="float">
            <text:p>2287523963825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87208017163" calcext:value-type="float">
            <text:p>2287208017163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87819483353" calcext:value-type="float">
            <text:p>2287819483353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87789736369" calcext:value-type="float">
            <text:p>2287789736369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90748504803" calcext:value-type="float">
            <text:p>2290748504803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87465267159" calcext:value-type="float">
            <text:p>2287465267159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92098547091" calcext:value-type="float">
            <text:p>2292098547091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91950921733" calcext:value-type="float">
            <text:p>2291950921733</text:p>
          </table:table-cell>
          <table:table-cell table:number-columns-repeated="1022"/>
        </table:table-row>
        <table:table-row table:style-name="ro1">
          <table:table-cell/>
          <table:table-cell table:style-name="ce132" office:value-type="float" office:value="2292024736000" calcext:value-type="float">
            <text:p>22920247360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621002049" calcext:value-type="float">
            <text:p>22896210020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603491094" calcext:value-type="float">
            <text:p>22896034910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0109075800" calcext:value-type="float">
            <text:p>22901090758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524828615" calcext:value-type="float">
            <text:p>22895248286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0092674916" calcext:value-type="float">
            <text:p>22900926749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569819764" calcext:value-type="float">
            <text:p>22895698197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9148389097" calcext:value-type="float">
            <text:p>22891483890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8894595" calcext:value-type="float">
            <text:p>63988945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9962801" calcext:value-type="float">
            <text:p>63999628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0331685" calcext:value-type="float">
            <text:p>6400331685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1"/>
          <table:table-cell table:number-columns-repeated="1022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a1.H3:data1.H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3:data1.F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3:data1.D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3:data1.Q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M93:data1.M1048576 data1.M1:data1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N93:data1.N1048576 data1.N1:data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R93:data1.R1048576 data1.R1:data1.R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3:data1.L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S3:data1.S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H3:data1.H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3:data1.F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3:data1.D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3:data1.Q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3:data1.L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S3:data1.S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H3:data1.H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3:data1.F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3:data1.D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3:data1.Q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3:data1.L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S3:data1.S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H3:data1.H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3:data1.F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3:data1.D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3:data1.Q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3:data1.L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S3:data1.S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H2:data1.H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3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F2:data1.F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D2:data1.D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2:data1.Q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M2:data1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N2:data1.N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R2:data1.R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2:data1.L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S2:data1.S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2:data1.I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1.A1:data1.S191" table:display-filter-buttons="true">
          <table:filter>
            <table:filter-and>
              <table:filter-condition table:field-number="9" table:value="True" table:operator="="/>
            </table:filter-and>
          </table:filter>
          <table:sort>
            <table:sort-by table:field-number="16" table:order="descending" table:data-type="automatic"/>
            <table:sort-by table:field-number="7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4:43:18.381875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7T14:43:35.871805917</dc:date>
    <meta:editing-duration>P5DT8H4M18S</meta:editing-duration>
    <meta:editing-cycles>6</meta:editing-cycles>
    <meta:generator>LibreOffice/6.0.7.3$Linux_X86_64 LibreOffice_project/00m0$Build-3</meta:generator>
    <meta:document-statistic meta:table-count="1" meta:cell-count="3356" meta:object-count="0"/>
  </office:meta>
</office:document-meta>
</file>